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.66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819e" fo:wrap-option="wrap" style:vertical-align="top"/>
    </style:style>
    <style:style style:name="ce4" style:family="table-cell" style:parent-style-name="Default">
      <style:table-cell-properties fo:background-color="#bf819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ed4c05"/>
    </style:style>
    <style:style style:name="ce8" style:family="table-cell" style:parent-style-name="Default">
      <style:table-cell-properties fo:background-color="#ff972f"/>
    </style:style>
    <style:style style:name="ce9" style:family="table-cell" style:parent-style-name="Default">
      <style:table-cell-properties fo:background-color="#ff5429" fo:wrap-option="wrap" style:vertical-align="top"/>
    </style:style>
    <style:style style:name="ce10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center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/>
    </style:style>
    <style:style style:name="ce2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d" table:style-name="ta1">
        <table:shapes>
          <draw:frame draw:z-index="0" draw:style-name="gr1" draw:text-style-name="P1" svg:width="21.736cm" svg:height="12.225cm" svg:x="0.54cm" svg:y="33.665cm">
            <draw:object draw:notify-on-update-of-ranges="Measured.D5:Measured.D5 Measured.D6:Measured.D60 Measured.E5:Measured.E5 Measured.E6:Measured.E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799cm" svg:height="12.764cm" svg:x="0.456cm" svg:y="46.515cm">
            <draw:object draw:notify-on-update-of-ranges="Measured.F5:Measured.F5 Measured.F6:Measured.F60 Measured.G5:Measured.G5 Measured.G6:Measured.G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.74cm" svg:height="12.228cm" svg:x="0.451cm" svg:y="59.938cm">
            <draw:object draw:notify-on-update-of-ranges="Measured.D30:Measured.D44 Measured.E30:Measured.E44 Measured.H30:Measured.H44 Measured.I30:Measured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istance recorded vs ideal recording, and associated effect on accumulated risk score</text:p>
          </table:table-cell>
          <table:covered-table-cell table:number-columns-repeated="2" table:style-name="ce1"/>
          <table:covered-table-cell table:number-columns-repeated="4"/>
          <table:table-cell table:number-columns-repeated="20"/>
        </table:table-row>
        <table:table-row table:style-name="ro2">
          <table:table-cell table:number-columns-repeated="27"/>
        </table:table-row>
        <table:table-row table:style-name="ro3">
          <table:table-cell table:number-columns-repeated="3"/>
          <table:table-cell table:style-name="ce3" office:value-type="string" calcext:value-type="string">
            <text:p>Over recording</text:p>
          </table:table-cell>
          <table:table-cell table:style-name="ce9" office:value-type="string" calcext:value-type="string">
            <text:p>Nearest distance (max risk &lt;= 1m) incorrectly recorded</text:p>
          </table:table-cell>
          <table:table-cell table:style-name="ce10" office:value-type="string" calcext:value-type="string" table:number-columns-spanned="2" table:number-rows-spanned="1">
            <text:p>Nearby, less risky, distance (higher risk) incorrectly recorded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Nearby, but overestimated distance and thus risk</text:p>
          </table:table-cell>
          <table:covered-table-cell/>
          <table:table-cell table:number-columns-repeated="2"/>
          <table:table-cell office:value-type="string" calcext:value-type="string">
            <text:p>Formal testing values</text:p>
          </table:table-cell>
          <table:table-cell table:number-columns-repeated="5"/>
          <table:table-cell office:value-type="string" calcext:value-type="string">
            <text:p>Second sample protocol</text:p>
          </table:table-cell>
          <table:table-cell table:number-columns-repeated="3"/>
          <table:table-cell office:value-type="string" calcext:value-type="string">
            <text:p>2 minute protocol, on time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4">
          <table:table-cell table:style-name="ce2" office:value-type="string" calcext:value-type="string">
            <text:p>Time elapsed (seconds)</text:p>
          </table:table-cell>
          <table:table-cell table:style-name="ce2" office:value-type="string" calcext:value-type="string">
            <text:p>RSSI, 5 min annealed time (Fowler algorithm)</text:p>
          </table:table-cell>
          <table:table-cell table:style-name="ce2" office:value-type="string" calcext:value-type="string">
            <text:p>RSSI, epidemiological validity CE (Fowler algorithm)</text:p>
          </table:table-cell>
          <table:table-cell table:style-name="ce2" office:value-type="string" calcext:value-type="string">
            <text:p><text:s/>Distance, 5 min <text:s/>annealed time</text:p>
          </table:table-cell>
          <table:table-cell table:style-name="ce2" office:value-type="string" calcext:value-type="string">
            <text:p>Distance, Epidemiological validity CE</text:p>
          </table:table-cell>
          <table:table-cell table:style-name="ce2" office:value-type="string" calcext:value-type="string">
            <text:p>Risk, 5 min annealed time</text:p>
          </table:table-cell>
          <table:table-cell table:style-name="ce2" office:value-type="string" calcext:value-type="string">
            <text:p>Risk, Epidemiological validity CE</text:p>
          </table:table-cell>
          <table:table-cell table:style-name="ce2" office:value-type="string" calcext:value-type="string">
            <text:p>RT1 buckets</text:p>
          </table:table-cell>
          <table:table-cell table:style-name="ce2" office:value-type="string" calcext:value-type="string">
            <text:p>RT2 buckets</text:p>
          </table:table-cell>
          <table:table-cell table:style-name="ce2" office:value-type="string" calcext:value-type="string">
            <text:p>Sum RT2 risk contribution score</text:p>
          </table:table-cell>
          <table:table-cell/>
          <table:table-cell table:style-name="ce25" office:value-type="string" calcext:value-type="string">
            <text:p>Bucket hit/miss</text:p>
          </table:table-cell>
          <table:table-cell table:style-name="ce25" office:value-type="string" calcext:value-type="string">
            <text:p>Completeness error (abs)</text:p>
          </table:table-cell>
          <table:table-cell table:style-name="ce25" office:value-type="string" calcext:value-type="string">
            <text:p>RT1 error (abs)</text:p>
          </table:table-cell>
          <table:table-cell table:style-name="ce25" office:value-type="string" calcext:value-type="string">
            <text:p>RT2 error (abs)</text:p>
          </table:table-cell>
          <table:table-cell/>
          <table:table-cell office:value-type="string" calcext:value-type="string">
            <text:p>Bounded RSSI</text:p>
          </table:table-cell>
          <table:table-cell table:style-name="ce25" office:value-type="string" calcext:value-type="string">
            <text:p>Bounded value</text:p>
          </table:table-cell>
          <table:table-cell table:style-name="ce25" office:value-type="string" calcext:value-type="string">
            <text:p>Completeness error (abs)</text:p>
          </table:table-cell>
          <table:table-cell table:style-name="ce25" office:value-type="string" calcext:value-type="string">
            <text:p>RT1 error (abs)</text:p>
          </table:table-cell>
          <table:table-cell table:style-name="ce25" office:value-type="string" calcext:value-type="string">
            <text:p>RT2 error (abs)</text:p>
          </table:table-cell>
          <table:table-cell office:value-type="string" calcext:value-type="string">
            <text:p>Risk, 2 min on time</text:p>
          </table:table-cell>
          <table:table-cell office:value-type="string" calcext:value-type="string">
            <text:p>Bucket hit/miss</text:p>
          </table:table-cell>
          <table:table-cell office:value-type="string" calcext:value-type="string">
            <text:p>RSSI</text:p>
          </table:table-cell>
          <table:table-cell table:style-name="ce25" office:value-type="string" calcext:value-type="string">
            <text:p>Completeness error (abs)</text:p>
          </table:table-cell>
          <table:table-cell table:style-name="ce25" office:value-type="string" calcext:value-type="string">
            <text:p>RT1 error (abs)</text:p>
          </table:table-cell>
          <table:table-cell table:style-name="ce25" office:value-type="string" calcext:value-type="string">
            <text:p>RT2 error (abs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table:formula="of:=[.A6]+30" office:value-type="float" office:value="30" calcext:value-type="float">
            <text:p>30</text:p>
          </table:table-cell>
          <table:table-cell table:number-columns-repeated="26"/>
        </table:table-row>
        <table:table-row table:style-name="ro2">
          <table:table-cell table:formula="of:=[.A7]+30" office:value-type="float" office:value="60" calcext:value-type="float">
            <text:p>60</text:p>
          </table:table-cell>
          <table:table-cell table:number-columns-repeated="26"/>
        </table:table-row>
        <table:table-row table:style-name="ro2">
          <table:table-cell table:formula="of:=[.A8]+30" office:value-type="float" office:value="90" calcext:value-type="float">
            <text:p>90</text:p>
          </table:table-cell>
          <table:table-cell table:number-columns-repeated="26"/>
        </table:table-row>
        <table:table-row table:style-name="ro2">
          <table:table-cell table:formula="of:=[.A9]+30" office:value-type="float" office:value="120" calcext:value-type="float">
            <text:p>120</text:p>
          </table:table-cell>
          <table:table-cell table:formula="of:=-100-(-50-24*LOG10([.D10]))" office:value-type="float" office:value="-14.5490898867281" calcext:value-type="float">
            <text:p>-14.5490898867281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/>
          <table:table-cell table:formula="of:=MIN(1;(POWER(1;2)/POWER([.D10];2)))" office:value-type="float" office:value="0.00111111111111111" calcext:value-type="float">
            <text:p>0.001111111111111</text:p>
          </table:table-cell>
          <table:table-cell table:number-columns-repeated="10"/>
          <table:table-cell table:formula="of:=-100-(-50-24*LOG10([.R10]))" office:value-type="float" office:value="-14.5490898867281" calcext:value-type="float">
            <text:p>-14.5490898867281</text:p>
          </table:table-cell>
          <table:table-cell table:formula="of:=10*CEILING([.D10]/10)" office:value-type="float" office:value="30" calcext:value-type="float">
            <text:p>30</text:p>
          </table:table-cell>
          <table:table-cell table:number-columns-repeated="9"/>
        </table:table-row>
        <table:table-row table:style-name="ro2">
          <table:table-cell table:formula="of:=[.A10]+30" office:value-type="float" office:value="150" calcext:value-type="float">
            <text:p>150</text:p>
          </table:table-cell>
          <table:table-cell table:formula="of:=-100-(-50-24*LOG10([.D11]))" office:value-type="float" office:value="-14.5490898867281" calcext:value-type="float">
            <text:p>-14.5490898867281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/>
          <table:table-cell table:formula="of:=MIN(1;(POWER(1;2)/POWER([.D11];2)))" office:value-type="float" office:value="0.00111111111111111" calcext:value-type="float">
            <text:p>0.001111111111111</text:p>
          </table:table-cell>
          <table:table-cell table:number-columns-repeated="10"/>
          <table:table-cell table:formula="of:=-100-(-50-24*LOG10([.R11]))" office:value-type="float" office:value="-14.5490898867281" calcext:value-type="float">
            <text:p>-14.5490898867281</text:p>
          </table:table-cell>
          <table:table-cell table:formula="of:=10*CEILING([.D11]/10)" office:value-type="float" office:value="30" calcext:value-type="float">
            <text:p>30</text:p>
          </table:table-cell>
          <table:table-cell table:number-columns-repeated="9"/>
        </table:table-row>
        <table:table-row table:style-name="ro2">
          <table:table-cell table:formula="of:=[.A11]+30" office:value-type="float" office:value="180" calcext:value-type="float">
            <text:p>180</text:p>
          </table:table-cell>
          <table:table-cell table:formula="of:=-100-(-50-24*LOG10([.D12]))" office:value-type="float" office:value="-14.5490898867281" calcext:value-type="float">
            <text:p>-14.5490898867281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/>
          <table:table-cell table:formula="of:=MIN(1;(POWER(1;2)/POWER([.D12];2)))" office:value-type="float" office:value="0.00111111111111111" calcext:value-type="float">
            <text:p>0.001111111111111</text:p>
          </table:table-cell>
          <table:table-cell table:number-columns-repeated="10"/>
          <table:table-cell table:formula="of:=-100-(-50-24*LOG10([.R12]))" office:value-type="float" office:value="-14.5490898867281" calcext:value-type="float">
            <text:p>-14.5490898867281</text:p>
          </table:table-cell>
          <table:table-cell table:formula="of:=10*CEILING([.D12]/10)" office:value-type="float" office:value="30" calcext:value-type="float">
            <text:p>30</text:p>
          </table:table-cell>
          <table:table-cell table:number-columns-repeated="9"/>
        </table:table-row>
        <table:table-row table:style-name="ro2">
          <table:table-cell table:formula="of:=[.A12]+30" office:value-type="float" office:value="210" calcext:value-type="float">
            <text:p>210</text:p>
          </table:table-cell>
          <table:table-cell table:formula="of:=-100-(-50-24*LOG10([.D13]))" office:value-type="float" office:value="-14.5490898867281" calcext:value-type="float">
            <text:p>-14.5490898867281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/>
          <table:table-cell table:formula="of:=MIN(1;(POWER(1;2)/POWER([.D13];2)))" office:value-type="float" office:value="0.00111111111111111" calcext:value-type="float">
            <text:p>0.001111111111111</text:p>
          </table:table-cell>
          <table:table-cell table:number-columns-repeated="10"/>
          <table:table-cell table:formula="of:=-100-(-50-24*LOG10([.R13]))" office:value-type="float" office:value="-14.5490898867281" calcext:value-type="float">
            <text:p>-14.5490898867281</text:p>
          </table:table-cell>
          <table:table-cell table:formula="of:=10*CEILING([.D13]/10)" office:value-type="float" office:value="30" calcext:value-type="float">
            <text:p>30</text:p>
          </table:table-cell>
          <table:table-cell table:number-columns-repeated="9"/>
        </table:table-row>
        <table:table-row table:style-name="ro2">
          <table:table-cell table:formula="of:=[.A13]+30" office:value-type="float" office:value="240" calcext:value-type="float">
            <text:p>240</text:p>
          </table:table-cell>
          <table:table-cell table:formula="of:=-100-(-50-24*LOG10([.D14]))" office:value-type="float" office:value="-14.5490898867281" calcext:value-type="float">
            <text:p>-14.5490898867281</text:p>
          </table:table-cell>
          <table:table-cell table:formula="of:=-100-(-50-24*LOG10([.E14]))" office:value-type="float" office:value="-13.8764005203223" calcext:value-type="float">
            <text:p>-13.8764005203223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MIN(1;(POWER(1;2)/POWER([.D14];2)))" office:value-type="float" office:value="0.00111111111111111" calcext:value-type="float">
            <text:p>0.001111111111111</text:p>
          </table:table-cell>
          <table:table-cell table:formula="of:=MIN(1;(POWER(1;2)/POWER([.E14];2)))" office:value-type="float" office:value="0.0009765625" calcext:value-type="float">
            <text:p>0.000976562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14]-[.B14])" office:value-type="float" office:value="0.672689366405848" calcext:value-type="float">
            <text:p>0.672689366405848</text:p>
          </table:table-cell>
          <table:table-cell table:number-columns-repeated="3"/>
          <table:table-cell table:formula="of:=-100-(-50-24*LOG10([.R14]))" office:value-type="float" office:value="-14.5490898867281" calcext:value-type="float">
            <text:p>-14.5490898867281</text:p>
          </table:table-cell>
          <table:table-cell table:formula="of:=10*CEILING([.D14]/10)" office:value-type="float" office:value="30" calcext:value-type="float">
            <text:p>30</text:p>
          </table:table-cell>
          <table:table-cell table:formula="of:=ABS([.C14]-[.Q14])" office:value-type="float" office:value="0.672689366405848" calcext:value-type="float">
            <text:p>0.672689366405848</text:p>
          </table:table-cell>
          <table:table-cell table:number-columns-repeated="2"/>
          <table:table-cell table:formula="of:=[.G14]" office:value-type="float" office:value="0.0009765625" calcext:value-type="float">
            <text:p>0.0009765625</text:p>
          </table:table-cell>
          <table:table-cell office:value-type="float" office:value="1" calcext:value-type="float">
            <text:p>1</text:p>
          </table:table-cell>
          <table:table-cell table:formula="of:=[.C14]" office:value-type="float" office:value="-13.8764005203223" calcext:value-type="float">
            <text:p>-13.8764005203223</text:p>
          </table:table-cell>
          <table:table-cell table:formula="of:=ABS([.C14]-[.X1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A14]+30" office:value-type="float" office:value="270" calcext:value-type="float">
            <text:p>270</text:p>
          </table:table-cell>
          <table:table-cell table:formula="of:=-100-(-50-24*LOG10([.D15]))" office:value-type="float" office:value="-14.5490898867281" calcext:value-type="float">
            <text:p>-14.5490898867281</text:p>
          </table:table-cell>
          <table:table-cell table:formula="of:=-100-(-50-24*LOG10([.E15]))" office:value-type="float" office:value="-14.2073193479775" calcext:value-type="float">
            <text:p>-14.207319347977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MIN(1;(POWER(1;2)/POWER([.D15];2)))" office:value-type="float" office:value="0.00111111111111111" calcext:value-type="float">
            <text:p>0.001111111111111</text:p>
          </table:table-cell>
          <table:table-cell table:formula="of:=MIN(1;(POWER(1;2)/POWER([.E15];2)))" office:value-type="float" office:value="0.00104058272632674" calcext:value-type="float">
            <text:p>0.00104058272632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15]-[.B15])" office:value-type="float" office:value="0.341770538750637" calcext:value-type="float">
            <text:p>0.341770538750637</text:p>
          </table:table-cell>
          <table:table-cell table:number-columns-repeated="3"/>
          <table:table-cell table:formula="of:=-100-(-50-24*LOG10([.R15]))" office:value-type="float" office:value="-14.5490898867281" calcext:value-type="float">
            <text:p>-14.5490898867281</text:p>
          </table:table-cell>
          <table:table-cell table:formula="of:=10*CEILING([.D15]/10)" office:value-type="float" office:value="30" calcext:value-type="float">
            <text:p>30</text:p>
          </table:table-cell>
          <table:table-cell table:formula="of:=ABS([.C15]-[.Q15])" office:value-type="float" office:value="0.341770538750637" calcext:value-type="float">
            <text:p>0.341770538750637</text:p>
          </table:table-cell>
          <table:table-cell table:number-columns-repeated="2"/>
          <table:table-cell table:formula="of:=[.V14]" office:value-type="float" office:value="0.0009765625" calcext:value-type="float">
            <text:p>0.0009765625</text:p>
          </table:table-cell>
          <table:table-cell office:value-type="float" office:value="0" calcext:value-type="float">
            <text:p>0</text:p>
          </table:table-cell>
          <table:table-cell table:formula="of:=[.X14]" office:value-type="float" office:value="-13.8764005203223" calcext:value-type="float">
            <text:p>-13.8764005203223</text:p>
          </table:table-cell>
          <table:table-cell table:formula="of:=ABS([.C15]-[.X15])" office:value-type="float" office:value="0.330918827655211" calcext:value-type="float">
            <text:p>0.330918827655211</text:p>
          </table:table-cell>
          <table:table-cell table:number-columns-repeated="2"/>
        </table:table-row>
        <table:table-row table:style-name="ro2">
          <table:table-cell table:formula="of:=[.A15]+30" office:value-type="float" office:value="300" calcext:value-type="float">
            <text:p>300</text:p>
          </table:table-cell>
          <table:table-cell table:formula="of:=-100-(-50-24*LOG10([.D16]))" office:value-type="float" office:value="-14.5490898867281" calcext:value-type="float">
            <text:p>-14.5490898867281</text:p>
          </table:table-cell>
          <table:table-cell table:formula="of:=-100-(-50-24*LOG10([.E16]))" office:value-type="float" office:value="-14.5490898867281" calcext:value-type="float">
            <text:p>-14.549089886728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MIN(1;(POWER(1;2)/POWER([.D16];2)))" office:value-type="float" office:value="0.00111111111111111" calcext:value-type="float">
            <text:p>0.001111111111111</text:p>
          </table:table-cell>
          <table:table-cell table:formula="of:=MIN(1;(POWER(1;2)/POWER([.E16];2)))" office:value-type="float" office:value="0.00111111111111111" calcext:value-type="float">
            <text:p>0.0011111111111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BS([.C16]-[.B16])" office:value-type="float" office:value="0" calcext:value-type="float">
            <text:p>0</text:p>
          </table:table-cell>
          <table:table-cell table:number-columns-repeated="3"/>
          <table:table-cell table:formula="of:=-100-(-50-24*LOG10([.R16]))" office:value-type="float" office:value="-14.5490898867281" calcext:value-type="float">
            <text:p>-14.5490898867281</text:p>
          </table:table-cell>
          <table:table-cell table:formula="of:=10*CEILING([.D16]/10)" office:value-type="float" office:value="30" calcext:value-type="float">
            <text:p>30</text:p>
          </table:table-cell>
          <table:table-cell table:formula="of:=ABS([.C16]-[.Q16])" office:value-type="float" office:value="0" calcext:value-type="float">
            <text:p>0</text:p>
          </table:table-cell>
          <table:table-cell table:number-columns-repeated="2"/>
          <table:table-cell table:formula="of:=[.V15]" office:value-type="float" office:value="0.0009765625" calcext:value-type="float">
            <text:p>0.0009765625</text:p>
          </table:table-cell>
          <table:table-cell office:value-type="float" office:value="0" calcext:value-type="float">
            <text:p>0</text:p>
          </table:table-cell>
          <table:table-cell table:formula="of:=[.X15]" office:value-type="float" office:value="-13.8764005203223" calcext:value-type="float">
            <text:p>-13.8764005203223</text:p>
          </table:table-cell>
          <table:table-cell table:formula="of:=ABS([.C16]-[.X16])" office:value-type="float" office:value="0.672689366405848" calcext:value-type="float">
            <text:p>0.672689366405848</text:p>
          </table:table-cell>
          <table:table-cell table:number-columns-repeated="2"/>
        </table:table-row>
        <table:table-row table:style-name="ro2">
          <table:table-cell table:formula="of:=[.A16]+30" office:value-type="float" office:value="330" calcext:value-type="float">
            <text:p>330</text:p>
          </table:table-cell>
          <table:table-cell table:formula="of:=-100-(-50-24*LOG10([.D17]))" office:value-type="float" office:value="-14.5490898867281" calcext:value-type="float">
            <text:p>-14.5490898867281</text:p>
          </table:table-cell>
          <table:table-cell table:formula="of:=-100-(-50-24*LOG10([.E17]))" office:value-type="float" office:value="-15.2682072477867" calcext:value-type="float">
            <text:p>-15.268207247786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MIN(1;(POWER(1;2)/POWER([.D17];2)))" office:value-type="float" office:value="0.00111111111111111" calcext:value-type="float">
            <text:p>0.001111111111111</text:p>
          </table:table-cell>
          <table:table-cell table:formula="of:=MIN(1;(POWER(1;2)/POWER([.E17];2)))" office:value-type="float" office:value="0.00127551020408163" calcext:value-type="float">
            <text:p>0.0012755102040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17]-[.B17])" office:value-type="float" office:value="0.719117361058636" calcext:value-type="float">
            <text:p>0.719117361058636</text:p>
          </table:table-cell>
          <table:table-cell table:number-columns-repeated="3"/>
          <table:table-cell table:formula="of:=-100-(-50-24*LOG10([.R17]))" office:value-type="float" office:value="-14.5490898867281" calcext:value-type="float">
            <text:p>-14.5490898867281</text:p>
          </table:table-cell>
          <table:table-cell table:formula="of:=10*CEILING([.D17]/10)" office:value-type="float" office:value="30" calcext:value-type="float">
            <text:p>30</text:p>
          </table:table-cell>
          <table:table-cell table:formula="of:=ABS([.C17]-[.Q17])" office:value-type="float" office:value="0.719117361058636" calcext:value-type="float">
            <text:p>0.719117361058636</text:p>
          </table:table-cell>
          <table:table-cell table:number-columns-repeated="2"/>
          <table:table-cell table:formula="of:=[.V16]" office:value-type="float" office:value="0.0009765625" calcext:value-type="float">
            <text:p>0.0009765625</text:p>
          </table:table-cell>
          <table:table-cell office:value-type="float" office:value="0" calcext:value-type="float">
            <text:p>0</text:p>
          </table:table-cell>
          <table:table-cell table:formula="of:=[.X16]" office:value-type="float" office:value="-13.8764005203223" calcext:value-type="float">
            <text:p>-13.8764005203223</text:p>
          </table:table-cell>
          <table:table-cell table:formula="of:=ABS([.C17]-[.X17])" office:value-type="float" office:value="1.39180672746448" calcext:value-type="float">
            <text:p>1.39180672746448</text:p>
          </table:table-cell>
          <table:table-cell table:number-columns-repeated="2"/>
        </table:table-row>
        <table:table-row table:style-name="ro2">
          <table:table-cell table:formula="of:=[.A17]+30" office:value-type="float" office:value="360" calcext:value-type="float">
            <text:p>360</text:p>
          </table:table-cell>
          <table:table-cell table:formula="of:=-100-(-50-24*LOG10([.D18]))" office:value-type="float" office:value="-14.5490898867281" calcext:value-type="float">
            <text:p>-14.5490898867281</text:p>
          </table:table-cell>
          <table:table-cell table:formula="of:=-100-(-50-24*LOG10([.E18]))" office:value-type="float" office:value="-16.0406396487004" calcext:value-type="float">
            <text:p>-16.040639648700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MIN(1;(POWER(1;2)/POWER([.D18];2)))" office:value-type="float" office:value="0.00111111111111111" calcext:value-type="float">
            <text:p>0.001111111111111</text:p>
          </table:table-cell>
          <table:table-cell table:formula="of:=MIN(1;(POWER(1;2)/POWER([.E18];2)))" office:value-type="float" office:value="0.0014792899408284" calcext:value-type="float">
            <text:p>0.0014792899408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18]-[.B18])" office:value-type="float" office:value="1.49154976197227" calcext:value-type="float">
            <text:p>1.49154976197227</text:p>
          </table:table-cell>
          <table:table-cell table:number-columns-repeated="3"/>
          <table:table-cell table:formula="of:=-100-(-50-24*LOG10([.R18]))" office:value-type="float" office:value="-14.5490898867281" calcext:value-type="float">
            <text:p>-14.5490898867281</text:p>
          </table:table-cell>
          <table:table-cell table:formula="of:=10*CEILING([.D18]/10)" office:value-type="float" office:value="30" calcext:value-type="float">
            <text:p>30</text:p>
          </table:table-cell>
          <table:table-cell table:formula="of:=ABS([.C18]-[.Q18])" office:value-type="float" office:value="1.49154976197227" calcext:value-type="float">
            <text:p>1.49154976197227</text:p>
          </table:table-cell>
          <table:table-cell table:number-columns-repeated="2"/>
          <table:table-cell table:formula="of:=[.G18]" office:value-type="float" office:value="0.0014792899408284" calcext:value-type="float">
            <text:p>0.001479289940828</text:p>
          </table:table-cell>
          <table:table-cell office:value-type="float" office:value="1" calcext:value-type="float">
            <text:p>1</text:p>
          </table:table-cell>
          <table:table-cell table:formula="of:=[.C18]" office:value-type="float" office:value="-16.0406396487004" calcext:value-type="float">
            <text:p>-16.0406396487004</text:p>
          </table:table-cell>
          <table:table-cell table:formula="of:=ABS([.C18]-[.X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A18]+30" office:value-type="float" office:value="390" calcext:value-type="float">
            <text:p>390</text:p>
          </table:table-cell>
          <table:table-cell table:formula="of:=-100-(-50-24*LOG10([.D19]))" office:value-type="float" office:value="-14.5490898867281" calcext:value-type="float">
            <text:p>-14.5490898867281</text:p>
          </table:table-cell>
          <table:table-cell table:formula="of:=-100-(-50-24*LOG10([.E19]))" office:value-type="float" office:value="-16.4494397918711" calcext:value-type="float">
            <text:p>-16.44943979187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MIN(1;(POWER(1;2)/POWER([.D19];2)))" office:value-type="float" office:value="0.00111111111111111" calcext:value-type="float">
            <text:p>0.001111111111111</text:p>
          </table:table-cell>
          <table:table-cell table:formula="of:=MIN(1;(POWER(1;2)/POWER([.E19];2)))" office:value-type="float" office:value="0.0016" calcext:value-type="float">
            <text:p>0.001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19]-[.B19])" office:value-type="float" office:value="1.900349905143" calcext:value-type="float">
            <text:p>1.900349905143</text:p>
          </table:table-cell>
          <table:table-cell table:number-columns-repeated="3"/>
          <table:table-cell table:formula="of:=-100-(-50-24*LOG10([.R19]))" office:value-type="float" office:value="-14.5490898867281" calcext:value-type="float">
            <text:p>-14.5490898867281</text:p>
          </table:table-cell>
          <table:table-cell table:formula="of:=10*CEILING([.D19]/10)" office:value-type="float" office:value="30" calcext:value-type="float">
            <text:p>30</text:p>
          </table:table-cell>
          <table:table-cell table:formula="of:=ABS([.C19]-[.Q19])" office:value-type="float" office:value="1.900349905143" calcext:value-type="float">
            <text:p>1.900349905143</text:p>
          </table:table-cell>
          <table:table-cell table:number-columns-repeated="2"/>
          <table:table-cell table:formula="of:=[.V18]" office:value-type="float" office:value="0.0014792899408284" calcext:value-type="float">
            <text:p>0.001479289940828</text:p>
          </table:table-cell>
          <table:table-cell office:value-type="float" office:value="0" calcext:value-type="float">
            <text:p>0</text:p>
          </table:table-cell>
          <table:table-cell table:formula="of:=[.X18]" office:value-type="float" office:value="-16.0406396487004" calcext:value-type="float">
            <text:p>-16.0406396487004</text:p>
          </table:table-cell>
          <table:table-cell table:formula="of:=ABS([.C19]-[.X19])" office:value-type="float" office:value="0.408800143170737" calcext:value-type="float">
            <text:p>0.408800143170737</text:p>
          </table:table-cell>
          <table:table-cell table:number-columns-repeated="2"/>
        </table:table-row>
        <table:table-row table:style-name="ro2">
          <table:table-cell table:formula="of:=[.A19]+30" office:value-type="float" office:value="420" calcext:value-type="float">
            <text:p>420</text:p>
          </table:table-cell>
          <table:table-cell table:formula="of:=-100-(-50-24*LOG10([.D20]))" office:value-type="float" office:value="-21.7738097826636" calcext:value-type="float">
            <text:p>-21.7738097826636</text:p>
          </table:table-cell>
          <table:table-cell table:formula="of:=-100-(-50-24*LOG10([.E20]))" office:value-type="float" office:value="-17.3185319355778" calcext:value-type="float">
            <text:p>-17.318531935577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MIN(1;(POWER(1;2)/POWER([.D20];2)))" office:value-type="float" office:value="0.00444444444444444" calcext:value-type="float">
            <text:p>0.004444444444444</text:p>
          </table:table-cell>
          <table:table-cell table:formula="of:=MIN(1;(POWER(1;2)/POWER([.E20];2)))" office:value-type="float" office:value="0.00189035916824197" calcext:value-type="float">
            <text:p>0.00189035916824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20]-[.B20])" office:value-type="float" office:value="4.45527784708588" calcext:value-type="float">
            <text:p>4.45527784708588</text:p>
          </table:table-cell>
          <table:table-cell table:number-columns-repeated="3"/>
          <table:table-cell table:formula="of:=-100-(-50-24*LOG10([.R20]))" office:value-type="float" office:value="-18.7752801040644" calcext:value-type="float">
            <text:p>-18.7752801040644</text:p>
          </table:table-cell>
          <table:table-cell table:formula="of:=10*CEILING([.D20]/10)" office:value-type="float" office:value="20" calcext:value-type="float">
            <text:p>20</text:p>
          </table:table-cell>
          <table:table-cell table:formula="of:=ABS([.C20]-[.Q20])" office:value-type="float" office:value="1.45674816848668" calcext:value-type="float">
            <text:p>1.45674816848668</text:p>
          </table:table-cell>
          <table:table-cell table:number-columns-repeated="2"/>
          <table:table-cell table:formula="of:=[.V19]" office:value-type="float" office:value="0.0014792899408284" calcext:value-type="float">
            <text:p>0.001479289940828</text:p>
          </table:table-cell>
          <table:table-cell office:value-type="float" office:value="0" calcext:value-type="float">
            <text:p>0</text:p>
          </table:table-cell>
          <table:table-cell table:formula="of:=[.X19]" office:value-type="float" office:value="-16.0406396487004" calcext:value-type="float">
            <text:p>-16.0406396487004</text:p>
          </table:table-cell>
          <table:table-cell table:formula="of:=ABS([.C20]-[.X20])" office:value-type="float" office:value="1.2778922868774" calcext:value-type="float">
            <text:p>1.2778922868774</text:p>
          </table:table-cell>
          <table:table-cell table:number-columns-repeated="2"/>
        </table:table-row>
        <table:table-row table:style-name="ro2">
          <table:table-cell table:formula="of:=[.A20]+30" office:value-type="float" office:value="450" calcext:value-type="float">
            <text:p>450</text:p>
          </table:table-cell>
          <table:table-cell table:formula="of:=-100-(-50-24*LOG10([.D21]))" office:value-type="float" office:value="-21.7738097826636" calcext:value-type="float">
            <text:p>-21.7738097826636</text:p>
          </table:table-cell>
          <table:table-cell table:formula="of:=-100-(-50-24*LOG10([.E21]))" office:value-type="float" office:value="-18.7752801040644" calcext:value-type="float">
            <text:p>-18.77528010406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MIN(1;(POWER(1;2)/POWER([.D21];2)))" office:value-type="float" office:value="0.00444444444444444" calcext:value-type="float">
            <text:p>0.004444444444444</text:p>
          </table:table-cell>
          <table:table-cell table:formula="of:=MIN(1;(POWER(1;2)/POWER([.E21];2)))" office:value-type="float" office:value="0.0025" calcext:value-type="float">
            <text:p>0.00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BS([.C21]-[.B21])" office:value-type="float" office:value="2.9985296785992" calcext:value-type="float">
            <text:p>2.9985296785992</text:p>
          </table:table-cell>
          <table:table-cell table:number-columns-repeated="3"/>
          <table:table-cell table:formula="of:=-100-(-50-24*LOG10([.R21]))" office:value-type="float" office:value="-18.7752801040644" calcext:value-type="float">
            <text:p>-18.7752801040644</text:p>
          </table:table-cell>
          <table:table-cell table:formula="of:=10*CEILING([.D21]/10)" office:value-type="float" office:value="20" calcext:value-type="float">
            <text:p>20</text:p>
          </table:table-cell>
          <table:table-cell table:formula="of:=ABS([.C21]-[.Q21])" office:value-type="float" office:value="0" calcext:value-type="float">
            <text:p>0</text:p>
          </table:table-cell>
          <table:table-cell table:number-columns-repeated="2"/>
          <table:table-cell table:formula="of:=[.V20]" office:value-type="float" office:value="0.0014792899408284" calcext:value-type="float">
            <text:p>0.001479289940828</text:p>
          </table:table-cell>
          <table:table-cell office:value-type="float" office:value="0" calcext:value-type="float">
            <text:p>0</text:p>
          </table:table-cell>
          <table:table-cell table:formula="of:=[.X20]" office:value-type="float" office:value="-16.0406396487004" calcext:value-type="float">
            <text:p>-16.0406396487004</text:p>
          </table:table-cell>
          <table:table-cell table:formula="of:=ABS([.C21]-[.X21])" office:value-type="float" office:value="2.73464045536409" calcext:value-type="float">
            <text:p>2.73464045536409</text:p>
          </table:table-cell>
          <table:table-cell table:number-columns-repeated="2"/>
        </table:table-row>
        <table:table-row table:style-name="ro2">
          <table:table-cell table:formula="of:=[.A21]+30" office:value-type="float" office:value="480" calcext:value-type="float">
            <text:p>480</text:p>
          </table:table-cell>
          <table:table-cell table:formula="of:=-100-(-50-24*LOG10([.D22]))" office:value-type="float" office:value="-21.7738097826636" calcext:value-type="float">
            <text:p>-21.7738097826636</text:p>
          </table:table-cell>
          <table:table-cell table:formula="of:=-100-(-50-24*LOG10([.E22]))" office:value-type="float" office:value="-19.8734598775207" calcext:value-type="float">
            <text:p>-19.873459877520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N(1;(POWER(1;2)/POWER([.D22];2)))" office:value-type="float" office:value="0.00444444444444444" calcext:value-type="float">
            <text:p>0.004444444444444</text:p>
          </table:table-cell>
          <table:table-cell table:formula="of:=MIN(1;(POWER(1;2)/POWER([.E22];2)))" office:value-type="float" office:value="0.00308641975308642" calcext:value-type="float">
            <text:p>0.00308641975308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22]-[.B22])" office:value-type="float" office:value="1.90034990514299" calcext:value-type="float">
            <text:p>1.90034990514299</text:p>
          </table:table-cell>
          <table:table-cell table:number-columns-repeated="3"/>
          <table:table-cell table:formula="of:=-100-(-50-24*LOG10([.R22]))" office:value-type="float" office:value="-18.7752801040644" calcext:value-type="float">
            <text:p>-18.7752801040644</text:p>
          </table:table-cell>
          <table:table-cell table:formula="of:=10*CEILING([.D22]/10)" office:value-type="float" office:value="20" calcext:value-type="float">
            <text:p>20</text:p>
          </table:table-cell>
          <table:table-cell table:formula="of:=ABS([.C22]-[.Q22])" office:value-type="float" office:value="1.09817977345621" calcext:value-type="float">
            <text:p>1.09817977345621</text:p>
          </table:table-cell>
          <table:table-cell table:number-columns-repeated="2"/>
          <table:table-cell table:formula="of:=[.G22]" office:value-type="float" office:value="0.00308641975308642" calcext:value-type="float">
            <text:p>0.003086419753086</text:p>
          </table:table-cell>
          <table:table-cell office:value-type="float" office:value="1" calcext:value-type="float">
            <text:p>1</text:p>
          </table:table-cell>
          <table:table-cell table:formula="of:=[.C22]" office:value-type="float" office:value="-19.8734598775207" calcext:value-type="float">
            <text:p>-19.8734598775207</text:p>
          </table:table-cell>
          <table:table-cell table:formula="of:=ABS([.C22]-[.X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A22]+30" office:value-type="float" office:value="510" calcext:value-type="float">
            <text:p>510</text:p>
          </table:table-cell>
          <table:table-cell table:formula="of:=-100-(-50-24*LOG10([.D23]))" office:value-type="float" office:value="-21.7738097826636" calcext:value-type="float">
            <text:p>-21.7738097826636</text:p>
          </table:table-cell>
          <table:table-cell table:formula="of:=-100-(-50-24*LOG10([.E23]))" office:value-type="float" office:value="-20.4692258869214" calcext:value-type="float">
            <text:p>-20.46922588692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MIN(1;(POWER(1;2)/POWER([.D23];2)))" office:value-type="float" office:value="0.00444444444444444" calcext:value-type="float">
            <text:p>0.004444444444444</text:p>
          </table:table-cell>
          <table:table-cell table:formula="of:=MIN(1;(POWER(1;2)/POWER([.E23];2)))" office:value-type="float" office:value="0.00346020761245675" calcext:value-type="float">
            <text:p>0.00346020761245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23]-[.B23])" office:value-type="float" office:value="1.30458389574221" calcext:value-type="float">
            <text:p>1.30458389574221</text:p>
          </table:table-cell>
          <table:table-cell table:number-columns-repeated="3"/>
          <table:table-cell table:formula="of:=-100-(-50-24*LOG10([.R23]))" office:value-type="float" office:value="-18.7752801040644" calcext:value-type="float">
            <text:p>-18.7752801040644</text:p>
          </table:table-cell>
          <table:table-cell table:formula="of:=10*CEILING([.D23]/10)" office:value-type="float" office:value="20" calcext:value-type="float">
            <text:p>20</text:p>
          </table:table-cell>
          <table:table-cell table:formula="of:=ABS([.C23]-[.Q23])" office:value-type="float" office:value="1.69394578285699" calcext:value-type="float">
            <text:p>1.69394578285699</text:p>
          </table:table-cell>
          <table:table-cell table:number-columns-repeated="2"/>
          <table:table-cell table:formula="of:=[.V22]" office:value-type="float" office:value="0.00308641975308642" calcext:value-type="float">
            <text:p>0.003086419753086</text:p>
          </table:table-cell>
          <table:table-cell office:value-type="float" office:value="0" calcext:value-type="float">
            <text:p>0</text:p>
          </table:table-cell>
          <table:table-cell table:formula="of:=[.X22]" office:value-type="float" office:value="-19.8734598775207" calcext:value-type="float">
            <text:p>-19.8734598775207</text:p>
          </table:table-cell>
          <table:table-cell table:formula="of:=ABS([.C23]-[.X23])" office:value-type="float" office:value="0.595766009400776" calcext:value-type="float">
            <text:p>0.595766009400776</text:p>
          </table:table-cell>
          <table:table-cell table:number-columns-repeated="2"/>
        </table:table-row>
        <table:table-row table:style-name="ro2">
          <table:table-cell table:formula="of:=[.A23]+30" office:value-type="float" office:value="540" calcext:value-type="float">
            <text:p>540</text:p>
          </table:table-cell>
          <table:table-cell table:formula="of:=-100-(-50-24*LOG10([.D24]))" office:value-type="float" office:value="-21.7738097826636" calcext:value-type="float">
            <text:p>-21.7738097826636</text:p>
          </table:table-cell>
          <table:table-cell table:formula="of:=-100-(-50-24*LOG10([.E24]))" office:value-type="float" office:value="-21.1011204162578" calcext:value-type="float">
            <text:p>-21.1011204162578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MIN(1;(POWER(1;2)/POWER([.D24];2)))" office:value-type="float" office:value="0.00444444444444444" calcext:value-type="float">
            <text:p>0.004444444444444</text:p>
          </table:table-cell>
          <table:table-cell table:formula="of:=MIN(1;(POWER(1;2)/POWER([.E24];2)))" office:value-type="float" office:value="0.00390625" calcext:value-type="float">
            <text:p>0.0039062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24]-[.B24])" office:value-type="float" office:value="0.672689366405848" calcext:value-type="float">
            <text:p>0.672689366405848</text:p>
          </table:table-cell>
          <table:table-cell table:number-columns-repeated="3"/>
          <table:table-cell table:formula="of:=-100-(-50-24*LOG10([.R24]))" office:value-type="float" office:value="-18.7752801040644" calcext:value-type="float">
            <text:p>-18.7752801040644</text:p>
          </table:table-cell>
          <table:table-cell table:formula="of:=10*CEILING([.D24]/10)" office:value-type="float" office:value="20" calcext:value-type="float">
            <text:p>20</text:p>
          </table:table-cell>
          <table:table-cell table:formula="of:=ABS([.C24]-[.Q24])" office:value-type="float" office:value="2.32584031219335" calcext:value-type="float">
            <text:p>2.32584031219335</text:p>
          </table:table-cell>
          <table:table-cell table:number-columns-repeated="2"/>
          <table:table-cell table:formula="of:=[.V23]" office:value-type="float" office:value="0.00308641975308642" calcext:value-type="float">
            <text:p>0.003086419753086</text:p>
          </table:table-cell>
          <table:table-cell office:value-type="float" office:value="0" calcext:value-type="float">
            <text:p>0</text:p>
          </table:table-cell>
          <table:table-cell table:formula="of:=[.X23]" office:value-type="float" office:value="-19.8734598775207" calcext:value-type="float">
            <text:p>-19.8734598775207</text:p>
          </table:table-cell>
          <table:table-cell table:formula="of:=ABS([.C24]-[.X24])" office:value-type="float" office:value="1.22766053873714" calcext:value-type="float">
            <text:p>1.22766053873714</text:p>
          </table:table-cell>
          <table:table-cell table:number-columns-repeated="2"/>
        </table:table-row>
        <table:table-row table:style-name="ro2">
          <table:table-cell table:formula="of:=[.A24]+30" office:value-type="float" office:value="570" calcext:value-type="float">
            <text:p>570</text:p>
          </table:table-cell>
          <table:table-cell table:formula="of:=-100-(-50-24*LOG10([.D25]))" office:value-type="float" office:value="-21.7738097826636" calcext:value-type="float">
            <text:p>-21.7738097826636</text:p>
          </table:table-cell>
          <table:table-cell table:formula="of:=-100-(-50-24*LOG10([.E25]))" office:value-type="float" office:value="-21.7738097826636" calcext:value-type="float">
            <text:p>-21.773809782663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MIN(1;(POWER(1;2)/POWER([.D25];2)))" office:value-type="float" office:value="0.00444444444444444" calcext:value-type="float">
            <text:p>0.004444444444444</text:p>
          </table:table-cell>
          <table:table-cell table:formula="of:=MIN(1;(POWER(1;2)/POWER([.E25];2)))" office:value-type="float" office:value="0.00444444444444444" calcext:value-type="float">
            <text:p>0.00444444444444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25]-[.B25])" office:value-type="float" office:value="0" calcext:value-type="float">
            <text:p>0</text:p>
          </table:table-cell>
          <table:table-cell table:number-columns-repeated="3"/>
          <table:table-cell table:formula="of:=-100-(-50-24*LOG10([.R25]))" office:value-type="float" office:value="-18.7752801040644" calcext:value-type="float">
            <text:p>-18.7752801040644</text:p>
          </table:table-cell>
          <table:table-cell table:formula="of:=10*CEILING([.D25]/10)" office:value-type="float" office:value="20" calcext:value-type="float">
            <text:p>20</text:p>
          </table:table-cell>
          <table:table-cell table:formula="of:=ABS([.C25]-[.Q25])" office:value-type="float" office:value="2.9985296785992" calcext:value-type="float">
            <text:p>2.9985296785992</text:p>
          </table:table-cell>
          <table:table-cell table:number-columns-repeated="2"/>
          <table:table-cell table:formula="of:=[.V24]" office:value-type="float" office:value="0.00308641975308642" calcext:value-type="float">
            <text:p>0.003086419753086</text:p>
          </table:table-cell>
          <table:table-cell office:value-type="float" office:value="0" calcext:value-type="float">
            <text:p>0</text:p>
          </table:table-cell>
          <table:table-cell table:formula="of:=[.X24]" office:value-type="float" office:value="-19.8734598775207" calcext:value-type="float">
            <text:p>-19.8734598775207</text:p>
          </table:table-cell>
          <table:table-cell table:formula="of:=ABS([.C25]-[.X25])" office:value-type="float" office:value="1.90034990514299" calcext:value-type="float">
            <text:p>1.90034990514299</text:p>
          </table:table-cell>
          <table:table-cell table:number-columns-repeated="2"/>
        </table:table-row>
        <table:table-row table:style-name="ro2">
          <table:table-cell table:formula="of:=[.A25]+30" office:value-type="float" office:value="600" calcext:value-type="float">
            <text:p>600</text:p>
          </table:table-cell>
          <table:table-cell table:formula="of:=-100-(-50-24*LOG10([.D26]))" office:value-type="float" office:value="-21.7738097826636" calcext:value-type="float">
            <text:p>-21.7738097826636</text:p>
          </table:table-cell>
          <table:table-cell table:formula="of:=-100-(-50-24*LOG10([.E26]))" office:value-type="float" office:value="-23.2653595446359" calcext:value-type="float">
            <text:p>-23.265359544635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MIN(1;(POWER(1;2)/POWER([.D26];2)))" office:value-type="float" office:value="0.00444444444444444" calcext:value-type="float">
            <text:p>0.004444444444444</text:p>
          </table:table-cell>
          <table:table-cell table:formula="of:=MIN(1;(POWER(1;2)/POWER([.E26];2)))" office:value-type="float" office:value="0.00591715976331361" calcext:value-type="float">
            <text:p>0.0059171597633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BS([.C26]-[.B26])" office:value-type="float" office:value="1.49154976197227" calcext:value-type="float">
            <text:p>1.49154976197227</text:p>
          </table:table-cell>
          <table:table-cell table:number-columns-repeated="3"/>
          <table:table-cell table:formula="of:=-100-(-50-24*LOG10([.R26]))" office:value-type="float" office:value="-18.7752801040644" calcext:value-type="float">
            <text:p>-18.7752801040644</text:p>
          </table:table-cell>
          <table:table-cell table:formula="of:=10*CEILING([.D26]/10)" office:value-type="float" office:value="20" calcext:value-type="float">
            <text:p>20</text:p>
          </table:table-cell>
          <table:table-cell table:formula="of:=ABS([.C26]-[.Q26])" office:value-type="float" office:value="4.49007944057146" calcext:value-type="float">
            <text:p>4.49007944057146</text:p>
          </table:table-cell>
          <table:table-cell table:number-columns-repeated="2"/>
          <table:table-cell table:formula="of:=[.G26]" office:value-type="float" office:value="0.00591715976331361" calcext:value-type="float">
            <text:p>0.005917159763314</text:p>
          </table:table-cell>
          <table:table-cell office:value-type="float" office:value="1" calcext:value-type="float">
            <text:p>1</text:p>
          </table:table-cell>
          <table:table-cell table:formula="of:=[.C26]" office:value-type="float" office:value="-23.2653595446359" calcext:value-type="float">
            <text:p>-23.2653595446359</text:p>
          </table:table-cell>
          <table:table-cell table:formula="of:=ABS([.C26]-[.X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A26]+30" office:value-type="float" office:value="630" calcext:value-type="float">
            <text:p>630</text:p>
          </table:table-cell>
          <table:table-cell table:formula="of:=-100-(-50-24*LOG10([.D27]))" office:value-type="float" office:value="-21.7738097826636" calcext:value-type="float">
            <text:p>-21.7738097826636</text:p>
          </table:table-cell>
          <table:table-cell table:formula="of:=-100-(-50-24*LOG10([.E27]))" office:value-type="float" office:value="-25.0065755562026" calcext:value-type="float">
            <text:p>-25.00657555620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MIN(1;(POWER(1;2)/POWER([.D27];2)))" office:value-type="float" office:value="0.00444444444444444" calcext:value-type="float">
            <text:p>0.004444444444444</text:p>
          </table:table-cell>
          <table:table-cell table:formula="of:=MIN(1;(POWER(1;2)/POWER([.E27];2)))" office:value-type="float" office:value="0.00826446280991736" calcext:value-type="float">
            <text:p>0.0082644628099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27]-[.B27])" office:value-type="float" office:value="3.23276577353894" calcext:value-type="float">
            <text:p>3.23276577353894</text:p>
          </table:table-cell>
          <table:table-cell table:number-columns-repeated="3"/>
          <table:table-cell table:formula="of:=-100-(-50-24*LOG10([.R27]))" office:value-type="float" office:value="-18.7752801040644" calcext:value-type="float">
            <text:p>-18.7752801040644</text:p>
          </table:table-cell>
          <table:table-cell table:formula="of:=10*CEILING([.D27]/10)" office:value-type="float" office:value="20" calcext:value-type="float">
            <text:p>20</text:p>
          </table:table-cell>
          <table:table-cell table:formula="of:=ABS([.C27]-[.Q27])" office:value-type="float" office:value="6.23129545213814" calcext:value-type="float">
            <text:p>6.23129545213814</text:p>
          </table:table-cell>
          <table:table-cell table:number-columns-repeated="2"/>
          <table:table-cell table:formula="of:=[.V26]" office:value-type="float" office:value="0.00591715976331361" calcext:value-type="float">
            <text:p>0.005917159763314</text:p>
          </table:table-cell>
          <table:table-cell office:value-type="float" office:value="0" calcext:value-type="float">
            <text:p>0</text:p>
          </table:table-cell>
          <table:table-cell table:formula="of:=[.X26]" office:value-type="float" office:value="-23.2653595446359" calcext:value-type="float">
            <text:p>-23.2653595446359</text:p>
          </table:table-cell>
          <table:table-cell table:formula="of:=ABS([.C27]-[.X27])" office:value-type="float" office:value="1.74121601156668" calcext:value-type="float">
            <text:p>1.74121601156668</text:p>
          </table:table-cell>
          <table:table-cell table:number-columns-repeated="2"/>
        </table:table-row>
        <table:table-row table:style-name="ro2">
          <table:table-cell table:formula="of:=[.A27]+30" office:value-type="float" office:value="660" calcext:value-type="float">
            <text:p>660</text:p>
          </table:table-cell>
          <table:table-cell table:formula="of:=-100-(-50-24*LOG10([.D28]))" office:value-type="float" office:value="-21.7738097826636" calcext:value-type="float">
            <text:p>-21.7738097826636</text:p>
          </table:table-cell>
          <table:table-cell table:formula="of:=-100-(-50-24*LOG10([.E28]))" office:value-type="float" office:value="-27.0981797734562" calcext:value-type="float">
            <text:p>-27.098179773456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MIN(1;(POWER(1;2)/POWER([.D28];2)))" office:value-type="float" office:value="0.00444444444444444" calcext:value-type="float">
            <text:p>0.004444444444444</text:p>
          </table:table-cell>
          <table:table-cell table:formula="of:=MIN(1;(POWER(1;2)/POWER([.E28];2)))" office:value-type="float" office:value="0.0123456790123457" calcext:value-type="float">
            <text:p>0.01234567901234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28]-[.B28])" office:value-type="float" office:value="5.32436999079255" calcext:value-type="float">
            <text:p>5.32436999079255</text:p>
          </table:table-cell>
          <table:table-cell table:number-columns-repeated="3"/>
          <table:table-cell table:formula="of:=-100-(-50-24*LOG10([.R28]))" office:value-type="float" office:value="-18.7752801040644" calcext:value-type="float">
            <text:p>-18.7752801040644</text:p>
          </table:table-cell>
          <table:table-cell table:formula="of:=10*CEILING([.D28]/10)" office:value-type="float" office:value="20" calcext:value-type="float">
            <text:p>20</text:p>
          </table:table-cell>
          <table:table-cell table:formula="of:=ABS([.C28]-[.Q28])" office:value-type="float" office:value="8.32289966939175" calcext:value-type="float">
            <text:p>8.32289966939175</text:p>
          </table:table-cell>
          <table:table-cell table:number-columns-repeated="2"/>
          <table:table-cell table:formula="of:=[.V27]" office:value-type="float" office:value="0.00591715976331361" calcext:value-type="float">
            <text:p>0.005917159763314</text:p>
          </table:table-cell>
          <table:table-cell office:value-type="float" office:value="0" calcext:value-type="float">
            <text:p>0</text:p>
          </table:table-cell>
          <table:table-cell table:formula="of:=[.X27]" office:value-type="float" office:value="-23.2653595446359" calcext:value-type="float">
            <text:p>-23.2653595446359</text:p>
          </table:table-cell>
          <table:table-cell table:formula="of:=ABS([.C28]-[.X28])" office:value-type="float" office:value="3.83282022882028" calcext:value-type="float">
            <text:p>3.83282022882028</text:p>
          </table:table-cell>
          <table:table-cell table:number-columns-repeated="2"/>
        </table:table-row>
        <table:table-row table:style-name="ro2">
          <table:table-cell table:formula="of:=[.A28]+30" office:value-type="float" office:value="690" calcext:value-type="float">
            <text:p>690</text:p>
          </table:table-cell>
          <table:table-cell table:formula="of:=-100-(-50-24*LOG10([.D29]))" office:value-type="float" office:value="-21.7738097826636" calcext:value-type="float">
            <text:p>-21.7738097826636</text:p>
          </table:table-cell>
          <table:table-cell table:formula="of:=-100-(-50-24*LOG10([.E29]))" office:value-type="float" office:value="-29.7176470396578" calcext:value-type="float">
            <text:p>-29.717647039657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MIN(1;(POWER(1;2)/POWER([.D29];2)))" office:value-type="float" office:value="0.00444444444444444" calcext:value-type="float">
            <text:p>0.004444444444444</text:p>
          </table:table-cell>
          <table:table-cell table:formula="of:=MIN(1;(POWER(1;2)/POWER([.E29];2)))" office:value-type="float" office:value="0.0204081632653061" calcext:value-type="float">
            <text:p>0.02040816326530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29]-[.B29])" office:value-type="float" office:value="7.94383725699419" calcext:value-type="float">
            <text:p>7.94383725699419</text:p>
          </table:table-cell>
          <table:table-cell table:number-columns-repeated="3"/>
          <table:table-cell table:formula="of:=-100-(-50-24*LOG10([.R29]))" office:value-type="float" office:value="-18.7752801040644" calcext:value-type="float">
            <text:p>-18.7752801040644</text:p>
          </table:table-cell>
          <table:table-cell table:formula="of:=10*CEILING([.D29]/10)" office:value-type="float" office:value="20" calcext:value-type="float">
            <text:p>20</text:p>
          </table:table-cell>
          <table:table-cell table:formula="of:=ABS([.C29]-[.Q29])" office:value-type="float" office:value="10.9423669355934" calcext:value-type="float">
            <text:p>10.9423669355934</text:p>
          </table:table-cell>
          <table:table-cell table:number-columns-repeated="2"/>
          <table:table-cell table:formula="of:=[.V28]" office:value-type="float" office:value="0.00591715976331361" calcext:value-type="float">
            <text:p>0.005917159763314</text:p>
          </table:table-cell>
          <table:table-cell office:value-type="float" office:value="0" calcext:value-type="float">
            <text:p>0</text:p>
          </table:table-cell>
          <table:table-cell table:formula="of:=[.X28]" office:value-type="float" office:value="-23.2653595446359" calcext:value-type="float">
            <text:p>-23.2653595446359</text:p>
          </table:table-cell>
          <table:table-cell table:formula="of:=ABS([.C29]-[.X29])" office:value-type="float" office:value="6.45228749502192" calcext:value-type="float">
            <text:p>6.45228749502192</text:p>
          </table:table-cell>
          <table:table-cell table:number-columns-repeated="2"/>
        </table:table-row>
        <table:table-row table:style-name="ro2">
          <table:table-cell table:formula="of:=[.A29]+30" office:value-type="float" office:value="720" calcext:value-type="float">
            <text:p>720</text:p>
          </table:table-cell>
          <table:table-cell table:formula="of:=-100-(-50-24*LOG10([.D30]))" office:value-type="float" office:value="-47.2653595446359" calcext:value-type="float">
            <text:p>-47.2653595446359</text:p>
          </table:table-cell>
          <table:table-cell table:formula="of:=-100-(-50-24*LOG10([.E30]))" office:value-type="float" office:value="-33.2247198959355" calcext:value-type="float">
            <text:p>-33.2247198959355</text:p>
          </table:table-cell>
          <table:table-cell table:style-name="ce6"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table:formula="of:=MIN(1;(POWER(1;2)/POWER([.D30];2)))" office:value-type="float" office:value="0.591715976331361" calcext:value-type="float">
            <text:p>0.591715976331361</text:p>
          </table:table-cell>
          <table:table-cell table:formula="of:=MIN(1;(POWER(1;2)/POWER([.E30];2)))" office:value-type="float" office:value="0.04" calcext:value-type="float">
            <text:p>0.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30]-[.B30])" office:value-type="float" office:value="14.0406396487004" calcext:value-type="float">
            <text:p>14.0406396487004</text:p>
          </table:table-cell>
          <table:table-cell table:number-columns-repeated="3"/>
          <table:table-cell table:formula="of:=-100-(-50-24*LOG10([.R30]))" office:value-type="float" office:value="-26" calcext:value-type="float">
            <text:p>-26</text:p>
          </table:table-cell>
          <table:table-cell table:formula="of:=10*CEILING([.D30]/10)" office:value-type="float" office:value="10" calcext:value-type="float">
            <text:p>10</text:p>
          </table:table-cell>
          <table:table-cell table:formula="of:=ABS([.C30]-[.Q30])" office:value-type="float" office:value="7.22471989593555" calcext:value-type="float">
            <text:p>7.22471989593555</text:p>
          </table:table-cell>
          <table:table-cell table:number-columns-repeated="2"/>
          <table:table-cell table:formula="of:=[.G30]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C30]" office:value-type="float" office:value="-33.2247198959355" calcext:value-type="float">
            <text:p>-33.2247198959355</text:p>
          </table:table-cell>
          <table:table-cell table:formula="of:=ABS([.C30]-[.X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A30]+30" office:value-type="float" office:value="750" calcext:value-type="float">
            <text:p>750</text:p>
          </table:table-cell>
          <table:table-cell table:formula="of:=-100-(-50-24*LOG10([.D31]))" office:value-type="float" office:value="-47.2653595446359" calcext:value-type="float">
            <text:p>-47.2653595446359</text:p>
          </table:table-cell>
          <table:table-cell table:formula="of:=-100-(-50-24*LOG10([.E31]))" office:value-type="float" office:value="-38.5490898867281" calcext:value-type="float">
            <text:p>-38.5490898867281</text:p>
          </table:table-cell>
          <table:table-cell table:style-name="ce6"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MIN(1;(POWER(1;2)/POWER([.D31];2)))" office:value-type="float" office:value="0.591715976331361" calcext:value-type="float">
            <text:p>0.591715976331361</text:p>
          </table:table-cell>
          <table:table-cell table:formula="of:=MIN(1;(POWER(1;2)/POWER([.E31];2)))" office:value-type="float" office:value="0.111111111111111" calcext:value-type="float">
            <text:p>0.1111111111111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BS([.C31]-[.B31])" office:value-type="float" office:value="8.71626965790782" calcext:value-type="float">
            <text:p>8.71626965790782</text:p>
          </table:table-cell>
          <table:table-cell table:number-columns-repeated="3"/>
          <table:table-cell table:formula="of:=-100-(-50-24*LOG10([.R31]))" office:value-type="float" office:value="-26" calcext:value-type="float">
            <text:p>-26</text:p>
          </table:table-cell>
          <table:table-cell table:formula="of:=10*CEILING([.D31]/10)" office:value-type="float" office:value="10" calcext:value-type="float">
            <text:p>10</text:p>
          </table:table-cell>
          <table:table-cell table:formula="of:=ABS([.C31]-[.Q31])" office:value-type="float" office:value="12.5490898867281" calcext:value-type="float">
            <text:p>12.5490898867281</text:p>
          </table:table-cell>
          <table:table-cell table:number-columns-repeated="2"/>
          <table:table-cell table:formula="of:=[.V30]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X30]" office:value-type="float" office:value="-33.2247198959355" calcext:value-type="float">
            <text:p>-33.2247198959355</text:p>
          </table:table-cell>
          <table:table-cell table:formula="of:=ABS([.C31]-[.X31])" office:value-type="float" office:value="5.32436999079255" calcext:value-type="float">
            <text:p>5.32436999079255</text:p>
          </table:table-cell>
          <table:table-cell table:number-columns-repeated="2"/>
        </table:table-row>
        <table:table-row table:style-name="ro2">
          <table:table-cell table:formula="of:=[.A31]+30" office:value-type="float" office:value="780" calcext:value-type="float">
            <text:p>780</text:p>
          </table:table-cell>
          <table:table-cell table:formula="of:=-100-(-50-24*LOG10([.D32]))" office:value-type="float" office:value="-47.2653595446359" calcext:value-type="float">
            <text:p>-47.2653595446359</text:p>
          </table:table-cell>
          <table:table-cell table:formula="of:=-100-(-50-24*LOG10([.E32]))" office:value-type="float" office:value="-42.7752801040645" calcext:value-type="float">
            <text:p>-42.7752801040645</text:p>
          </table:table-cell>
          <table:table-cell table:style-name="ce6"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MIN(1;(POWER(1;2)/POWER([.D32];2)))" office:value-type="float" office:value="0.591715976331361" calcext:value-type="float">
            <text:p>0.591715976331361</text:p>
          </table:table-cell>
          <table:table-cell table:formula="of:=MIN(1;(POWER(1;2)/POWER([.E32];2)))" office:value-type="float" office:value="0.25" calcext:value-type="float">
            <text:p>0.25</text:p>
          </table:table-cell>
          <table:table-cell/>
          <table:table-cell table:formula="of:=[.G32]" office:value-type="float" office:value="0.25" calcext:value-type="float">
            <text:p>0.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BS([.C32]-[.B32])" office:value-type="float" office:value="4.49007944057146" calcext:value-type="float">
            <text:p>4.49007944057146</text:p>
          </table:table-cell>
          <table:table-cell/>
          <table:table-cell table:formula="of:=[.M32]" office:value-type="float" office:value="4.49007944057146" calcext:value-type="float">
            <text:p>4.49007944057146</text:p>
          </table:table-cell>
          <table:table-cell/>
          <table:table-cell table:formula="of:=-100-(-50-24*LOG10([.R32]))" office:value-type="float" office:value="-26" calcext:value-type="float">
            <text:p>-26</text:p>
          </table:table-cell>
          <table:table-cell table:formula="of:=10*CEILING([.D32]/10)" office:value-type="float" office:value="10" calcext:value-type="float">
            <text:p>10</text:p>
          </table:table-cell>
          <table:table-cell table:formula="of:=ABS([.C32]-[.Q32])" office:value-type="float" office:value="16.7752801040645" calcext:value-type="float">
            <text:p>16.7752801040645</text:p>
          </table:table-cell>
          <table:table-cell/>
          <table:table-cell table:formula="of:=[.S32]" office:value-type="float" office:value="16.7752801040645" calcext:value-type="float">
            <text:p>16.7752801040645</text:p>
          </table:table-cell>
          <table:table-cell table:formula="of:=[.V31]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X31]" office:value-type="float" office:value="-33.2247198959355" calcext:value-type="float">
            <text:p>-33.2247198959355</text:p>
          </table:table-cell>
          <table:table-cell table:formula="of:=ABS([.C32]-[.X32])" office:value-type="float" office:value="9.5505602081289" calcext:value-type="float">
            <text:p>9.5505602081289</text:p>
          </table:table-cell>
          <table:table-cell/>
          <table:table-cell table:formula="of:=[.Y32]" office:value-type="float" office:value="9.5505602081289" calcext:value-type="float">
            <text:p>9.5505602081289</text:p>
          </table:table-cell>
        </table:table-row>
        <table:table-row table:style-name="ro2">
          <table:table-cell table:formula="of:=[.A32]+30" office:value-type="float" office:value="810" calcext:value-type="float">
            <text:p>810</text:p>
          </table:table-cell>
          <table:table-cell table:formula="of:=-100-(-50-24*LOG10([.D33]))" office:value-type="float" office:value="-47.2653595446359" calcext:value-type="float">
            <text:p>-47.2653595446359</text:p>
          </table:table-cell>
          <table:table-cell table:formula="of:=-100-(-50-24*LOG10([.E33]))" office:value-type="float" office:value="-44.4692258869214" calcext:value-type="float">
            <text:p>-44.4692258869214</text:p>
          </table:table-cell>
          <table:table-cell table:style-name="ce6"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table:formula="of:=MIN(1;(POWER(1;2)/POWER([.D33];2)))" office:value-type="float" office:value="0.591715976331361" calcext:value-type="float">
            <text:p>0.591715976331361</text:p>
          </table:table-cell>
          <table:table-cell table:formula="of:=MIN(1;(POWER(1;2)/POWER([.E33];2)))" office:value-type="float" office:value="0.346020761245675" calcext:value-type="float">
            <text:p>0.346020761245675</text:p>
          </table:table-cell>
          <table:table-cell/>
          <table:table-cell table:formula="of:=[.G33]" office:value-type="float" office:value="0.346020761245675" calcext:value-type="float">
            <text:p>0.3460207612456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BS([.C33]-[.B33])" office:value-type="float" office:value="2.79613365771449" calcext:value-type="float">
            <text:p>2.79613365771449</text:p>
          </table:table-cell>
          <table:table-cell/>
          <table:table-cell table:formula="of:=[.M33]" office:value-type="float" office:value="2.79613365771449" calcext:value-type="float">
            <text:p>2.79613365771449</text:p>
          </table:table-cell>
          <table:table-cell/>
          <table:table-cell table:formula="of:=-100-(-50-24*LOG10([.R33]))" office:value-type="float" office:value="-26" calcext:value-type="float">
            <text:p>-26</text:p>
          </table:table-cell>
          <table:table-cell table:formula="of:=10*CEILING([.D33]/10)" office:value-type="float" office:value="10" calcext:value-type="float">
            <text:p>10</text:p>
          </table:table-cell>
          <table:table-cell table:formula="of:=ABS([.C33]-[.Q33])" office:value-type="float" office:value="18.4692258869214" calcext:value-type="float">
            <text:p>18.4692258869214</text:p>
          </table:table-cell>
          <table:table-cell/>
          <table:table-cell table:formula="of:=[.S33]" office:value-type="float" office:value="18.4692258869214" calcext:value-type="float">
            <text:p>18.4692258869214</text:p>
          </table:table-cell>
          <table:table-cell table:formula="of:=[.V32]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X32]" office:value-type="float" office:value="-33.2247198959355" calcext:value-type="float">
            <text:p>-33.2247198959355</text:p>
          </table:table-cell>
          <table:table-cell table:formula="of:=ABS([.C33]-[.X33])" office:value-type="float" office:value="11.2445059909859" calcext:value-type="float">
            <text:p>11.2445059909859</text:p>
          </table:table-cell>
          <table:table-cell/>
          <table:table-cell table:formula="of:=[.Y33]" office:value-type="float" office:value="11.2445059909859" calcext:value-type="float">
            <text:p>11.2445059909859</text:p>
          </table:table-cell>
        </table:table-row>
        <table:table-row table:style-name="ro2">
          <table:table-cell table:formula="of:=[.A33]+30" office:value-type="float" office:value="840" calcext:value-type="float">
            <text:p>840</text:p>
          </table:table-cell>
          <table:table-cell table:formula="of:=-100-(-50-24*LOG10([.D34]))" office:value-type="float" office:value="-47.2653595446359" calcext:value-type="float">
            <text:p>-47.2653595446359</text:p>
          </table:table-cell>
          <table:table-cell table:formula="of:=-100-(-50-24*LOG10([.E34]))" office:value-type="float" office:value="-47.2653595446359" calcext:value-type="float">
            <text:p>-47.2653595446359</text:p>
          </table:table-cell>
          <table:table-cell table:style-name="ce5" office:value-type="float" office:value="1.3" calcext:value-type="float">
            <text:p>1.3</text:p>
          </table:table-cell>
          <table:table-cell office:value-type="float" office:value="1.3" calcext:value-type="float">
            <text:p>1.3</text:p>
          </table:table-cell>
          <table:table-cell table:formula="of:=MIN(1;(POWER(1;2)/POWER([.D34];2)))" office:value-type="float" office:value="0.591715976331361" calcext:value-type="float">
            <text:p>0.591715976331361</text:p>
          </table:table-cell>
          <table:table-cell table:formula="of:=MIN(1;(POWER(1;2)/POWER([.E34];2)))" office:value-type="float" office:value="0.591715976331361" calcext:value-type="float">
            <text:p>0.591715976331361</text:p>
          </table:table-cell>
          <table:table-cell/>
          <table:table-cell table:formula="of:=[.G34]" office:value-type="float" office:value="0.591715976331361" calcext:value-type="float">
            <text:p>0.5917159763313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BS([.C34]-[.B34])" office:value-type="float" office:value="0" calcext:value-type="float">
            <text:p>0</text:p>
          </table:table-cell>
          <table:table-cell/>
          <table:table-cell table:formula="of:=[.M34]" office:value-type="float" office:value="0" calcext:value-type="float">
            <text:p>0</text:p>
          </table:table-cell>
          <table:table-cell/>
          <table:table-cell table:formula="of:=-100-(-50-24*LOG10([.R34]))" office:value-type="float" office:value="-26" calcext:value-type="float">
            <text:p>-26</text:p>
          </table:table-cell>
          <table:table-cell table:formula="of:=10*CEILING([.D34]/10)" office:value-type="float" office:value="10" calcext:value-type="float">
            <text:p>10</text:p>
          </table:table-cell>
          <table:table-cell table:formula="of:=ABS([.C34]-[.Q34])" office:value-type="float" office:value="21.2653595446359" calcext:value-type="float">
            <text:p>21.2653595446359</text:p>
          </table:table-cell>
          <table:table-cell/>
          <table:table-cell table:formula="of:=[.S34]" office:value-type="float" office:value="21.2653595446359" calcext:value-type="float">
            <text:p>21.2653595446359</text:p>
          </table:table-cell>
          <table:table-cell table:formula="of:=[.G34]" office:value-type="float" office:value="0.591715976331361" calcext:value-type="float">
            <text:p>0.591715976331361</text:p>
          </table:table-cell>
          <table:table-cell office:value-type="float" office:value="1" calcext:value-type="float">
            <text:p>1</text:p>
          </table:table-cell>
          <table:table-cell table:formula="of:=[.C34]" office:value-type="float" office:value="-47.2653595446359" calcext:value-type="float">
            <text:p>-47.2653595446359</text:p>
          </table:table-cell>
          <table:table-cell table:formula="of:=ABS([.C34]-[.X34])" office:value-type="float" office:value="0" calcext:value-type="float">
            <text:p>0</text:p>
          </table:table-cell>
          <table:table-cell/>
          <table:table-cell table:formula="of:=[.Y34]" office:value-type="float" office:value="0" calcext:value-type="float">
            <text:p>0</text:p>
          </table:table-cell>
        </table:table-row>
        <table:table-row table:style-name="ro2">
          <table:table-cell table:formula="of:=[.A34]+30" office:value-type="float" office:value="870" calcext:value-type="float">
            <text:p>870</text:p>
          </table:table-cell>
          <table:table-cell table:formula="of:=-100-(-50-24*LOG10([.D35]))" office:value-type="float" office:value="-47.2653595446359" calcext:value-type="float">
            <text:p>-47.2653595446359</text:p>
          </table:table-cell>
          <table:table-cell table:formula="of:=-100-(-50-24*LOG10([.E35]))" office:value-type="float" office:value="-50" calcext:value-type="float">
            <text:p>-50</text:p>
          </table:table-cell>
          <table:table-cell table:style-name="ce7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MIN(1;(POWER(1;2)/POWER([.D35];2)))" office:value-type="float" office:value="0.591715976331361" calcext:value-type="float">
            <text:p>0.591715976331361</text:p>
          </table:table-cell>
          <table:table-cell table:formula="of:=MIN(1;(POWER(1;2)/POWER([.E35];2)))" office:value-type="float" office:value="1" calcext:value-type="float">
            <text:p>1</text:p>
          </table:table-cell>
          <table:table-cell/>
          <table:table-cell table:formula="of:=[.G35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BS([.C35]-[.B35])" office:value-type="float" office:value="2.73464045536409" calcext:value-type="float">
            <text:p>2.73464045536409</text:p>
          </table:table-cell>
          <table:table-cell/>
          <table:table-cell table:formula="of:=[.M35]" office:value-type="float" office:value="2.73464045536409" calcext:value-type="float">
            <text:p>2.73464045536409</text:p>
          </table:table-cell>
          <table:table-cell/>
          <table:table-cell table:formula="of:=-100-(-50-24*LOG10([.R35]))" office:value-type="float" office:value="-26" calcext:value-type="float">
            <text:p>-26</text:p>
          </table:table-cell>
          <table:table-cell table:formula="of:=10*CEILING([.D35]/10)" office:value-type="float" office:value="10" calcext:value-type="float">
            <text:p>10</text:p>
          </table:table-cell>
          <table:table-cell table:formula="of:=ABS([.C35]-[.Q35])" office:value-type="float" office:value="24" calcext:value-type="float">
            <text:p>24</text:p>
          </table:table-cell>
          <table:table-cell/>
          <table:table-cell table:formula="of:=[.S35]" office:value-type="float" office:value="24" calcext:value-type="float">
            <text:p>24</text:p>
          </table:table-cell>
          <table:table-cell table:formula="of:=[.V34]" office:value-type="float" office:value="0.591715976331361" calcext:value-type="float">
            <text:p>0.591715976331361</text:p>
          </table:table-cell>
          <table:table-cell office:value-type="float" office:value="0" calcext:value-type="float">
            <text:p>0</text:p>
          </table:table-cell>
          <table:table-cell table:formula="of:=[.X34]" office:value-type="float" office:value="-47.2653595446359" calcext:value-type="float">
            <text:p>-47.2653595446359</text:p>
          </table:table-cell>
          <table:table-cell table:formula="of:=ABS([.C35]-[.X35])" office:value-type="float" office:value="2.73464045536409" calcext:value-type="float">
            <text:p>2.73464045536409</text:p>
          </table:table-cell>
          <table:table-cell/>
          <table:table-cell table:formula="of:=[.Y35]" office:value-type="float" office:value="2.73464045536409" calcext:value-type="float">
            <text:p>2.73464045536409</text:p>
          </table:table-cell>
        </table:table-row>
        <table:table-row table:style-name="ro2">
          <table:table-cell table:formula="of:=[.A35]+30" office:value-type="float" office:value="900" calcext:value-type="float">
            <text:p>900</text:p>
          </table:table-cell>
          <table:table-cell table:formula="of:=-100-(-50-24*LOG10([.D36]))" office:value-type="float" office:value="-47.2653595446359" calcext:value-type="float">
            <text:p>-47.2653595446359</text:p>
          </table:table-cell>
          <table:table-cell table:formula="of:=-100-(-50-24*LOG10([.E36]))" office:value-type="float" office:value="-51.0981797734562" calcext:value-type="float">
            <text:p>-51.0981797734562</text:p>
          </table:table-cell>
          <table:table-cell table:style-name="ce7"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formula="of:=MIN(1;(POWER(1;2)/POWER([.D36];2)))" office:value-type="float" office:value="0.591715976331361" calcext:value-type="float">
            <text:p>0.591715976331361</text:p>
          </table:table-cell>
          <table:table-cell table:formula="of:=MIN(1;(POWER(1;2)/POWER([.E36];2)))" office:value-type="float" office:value="1" calcext:value-type="float">
            <text:p>1</text:p>
          </table:table-cell>
          <table:table-cell table:formula="of:=[.G36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ABS([.C36]-[.B36])" office:value-type="float" office:value="3.83282022882029" calcext:value-type="float">
            <text:p>3.83282022882029</text:p>
          </table:table-cell>
          <table:table-cell table:formula="of:=[.M36]" office:value-type="float" office:value="3.83282022882029" calcext:value-type="float">
            <text:p>3.83282022882029</text:p>
          </table:table-cell>
          <table:table-cell table:number-columns-repeated="2"/>
          <table:table-cell table:formula="of:=-100-(-50-24*LOG10([.R36]))" office:value-type="float" office:value="-26" calcext:value-type="float">
            <text:p>-26</text:p>
          </table:table-cell>
          <table:table-cell table:formula="of:=10*CEILING([.D36]/10)" office:value-type="float" office:value="10" calcext:value-type="float">
            <text:p>10</text:p>
          </table:table-cell>
          <table:table-cell table:formula="of:=ABS([.C36]-[.Q36])" office:value-type="float" office:value="25.0981797734562" calcext:value-type="float">
            <text:p>25.0981797734562</text:p>
          </table:table-cell>
          <table:table-cell table:formula="of:=[.S36]" office:value-type="float" office:value="25.0981797734562" calcext:value-type="float">
            <text:p>25.0981797734562</text:p>
          </table:table-cell>
          <table:table-cell/>
          <table:table-cell table:formula="of:=[.V35]" office:value-type="float" office:value="0.591715976331361" calcext:value-type="float">
            <text:p>0.591715976331361</text:p>
          </table:table-cell>
          <table:table-cell office:value-type="float" office:value="0" calcext:value-type="float">
            <text:p>0</text:p>
          </table:table-cell>
          <table:table-cell table:formula="of:=[.X35]" office:value-type="float" office:value="-47.2653595446359" calcext:value-type="float">
            <text:p>-47.2653595446359</text:p>
          </table:table-cell>
          <table:table-cell table:formula="of:=ABS([.C36]-[.X36])" office:value-type="float" office:value="3.83282022882029" calcext:value-type="float">
            <text:p>3.83282022882029</text:p>
          </table:table-cell>
          <table:table-cell table:formula="of:=[.Y36]" office:value-type="float" office:value="3.83282022882029" calcext:value-type="float">
            <text:p>3.83282022882029</text:p>
          </table:table-cell>
          <table:table-cell/>
        </table:table-row>
        <table:table-row table:style-name="ro2">
          <table:table-cell table:formula="of:=[.A36]+30" office:value-type="float" office:value="930" calcext:value-type="float">
            <text:p>930</text:p>
          </table:table-cell>
          <table:table-cell table:formula="of:=-100-(-50-24*LOG10([.D37]))" office:value-type="float" office:value="-47.2653595446359" calcext:value-type="float">
            <text:p>-47.2653595446359</text:p>
          </table:table-cell>
          <table:table-cell table:formula="of:=-100-(-50-24*LOG10([.E37]))" office:value-type="float" office:value="-51.0981797734562" calcext:value-type="float">
            <text:p>-51.0981797734562</text:p>
          </table:table-cell>
          <table:table-cell table:style-name="ce7"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formula="of:=MIN(1;(POWER(1;2)/POWER([.D37];2)))" office:value-type="float" office:value="0.591715976331361" calcext:value-type="float">
            <text:p>0.591715976331361</text:p>
          </table:table-cell>
          <table:table-cell table:formula="of:=MIN(1;(POWER(1;2)/POWER([.E37];2)))" office:value-type="float" office:value="1" calcext:value-type="float">
            <text:p>1</text:p>
          </table:table-cell>
          <table:table-cell table:formula="of:=[.G37]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ABS([.C37]-[.B37])" office:value-type="float" office:value="3.83282022882029" calcext:value-type="float">
            <text:p>3.83282022882029</text:p>
          </table:table-cell>
          <table:table-cell table:formula="of:=[.M37]" office:value-type="float" office:value="3.83282022882029" calcext:value-type="float">
            <text:p>3.83282022882029</text:p>
          </table:table-cell>
          <table:table-cell table:number-columns-repeated="2"/>
          <table:table-cell table:formula="of:=-100-(-50-24*LOG10([.R37]))" office:value-type="float" office:value="-26" calcext:value-type="float">
            <text:p>-26</text:p>
          </table:table-cell>
          <table:table-cell table:formula="of:=10*CEILING([.D37]/10)" office:value-type="float" office:value="10" calcext:value-type="float">
            <text:p>10</text:p>
          </table:table-cell>
          <table:table-cell table:formula="of:=ABS([.C37]-[.Q37])" office:value-type="float" office:value="25.0981797734562" calcext:value-type="float">
            <text:p>25.0981797734562</text:p>
          </table:table-cell>
          <table:table-cell table:formula="of:=[.S37]" office:value-type="float" office:value="25.0981797734562" calcext:value-type="float">
            <text:p>25.0981797734562</text:p>
          </table:table-cell>
          <table:table-cell/>
          <table:table-cell table:formula="of:=[.V36]" office:value-type="float" office:value="0.591715976331361" calcext:value-type="float">
            <text:p>0.591715976331361</text:p>
          </table:table-cell>
          <table:table-cell office:value-type="float" office:value="0" calcext:value-type="float">
            <text:p>0</text:p>
          </table:table-cell>
          <table:table-cell table:formula="of:=[.X36]" office:value-type="float" office:value="-47.2653595446359" calcext:value-type="float">
            <text:p>-47.2653595446359</text:p>
          </table:table-cell>
          <table:table-cell table:formula="of:=ABS([.C37]-[.X37])" office:value-type="float" office:value="3.83282022882029" calcext:value-type="float">
            <text:p>3.83282022882029</text:p>
          </table:table-cell>
          <table:table-cell table:formula="of:=[.Y37]" office:value-type="float" office:value="3.83282022882029" calcext:value-type="float">
            <text:p>3.83282022882029</text:p>
          </table:table-cell>
          <table:table-cell/>
        </table:table-row>
        <table:table-row table:style-name="ro2">
          <table:table-cell table:formula="of:=[.A37]+30" office:value-type="float" office:value="960" calcext:value-type="float">
            <text:p>960</text:p>
          </table:table-cell>
          <table:table-cell table:formula="of:=-100-(-50-24*LOG10([.D38]))" office:value-type="float" office:value="-47.2653595446359" calcext:value-type="float">
            <text:p>-47.2653595446359</text:p>
          </table:table-cell>
          <table:table-cell table:formula="of:=-100-(-50-24*LOG10([.E38]))" office:value-type="float" office:value="-51.0981797734562" calcext:value-type="float">
            <text:p>-51.0981797734562</text:p>
          </table:table-cell>
          <table:table-cell table:style-name="ce7"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formula="of:=MIN(1;(POWER(1;2)/POWER([.D38];2)))" office:value-type="float" office:value="0.591715976331361" calcext:value-type="float">
            <text:p>0.591715976331361</text:p>
          </table:table-cell>
          <table:table-cell table:formula="of:=MIN(1;(POWER(1;2)/POWER([.E38];2)))" office:value-type="float" office:value="1" calcext:value-type="float">
            <text:p>1</text:p>
          </table:table-cell>
          <table:table-cell table:formula="of:=[.G38]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ABS([.C38]-[.B38])" office:value-type="float" office:value="3.83282022882029" calcext:value-type="float">
            <text:p>3.83282022882029</text:p>
          </table:table-cell>
          <table:table-cell table:formula="of:=[.M38]" office:value-type="float" office:value="3.83282022882029" calcext:value-type="float">
            <text:p>3.83282022882029</text:p>
          </table:table-cell>
          <table:table-cell table:number-columns-repeated="2"/>
          <table:table-cell table:formula="of:=-100-(-50-24*LOG10([.R38]))" office:value-type="float" office:value="-26" calcext:value-type="float">
            <text:p>-26</text:p>
          </table:table-cell>
          <table:table-cell table:formula="of:=10*CEILING([.D38]/10)" office:value-type="float" office:value="10" calcext:value-type="float">
            <text:p>10</text:p>
          </table:table-cell>
          <table:table-cell table:formula="of:=ABS([.C38]-[.Q38])" office:value-type="float" office:value="25.0981797734562" calcext:value-type="float">
            <text:p>25.0981797734562</text:p>
          </table:table-cell>
          <table:table-cell table:formula="of:=[.S38]" office:value-type="float" office:value="25.0981797734562" calcext:value-type="float">
            <text:p>25.0981797734562</text:p>
          </table:table-cell>
          <table:table-cell/>
          <table:table-cell table:formula="of:=[.G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8]" office:value-type="float" office:value="-51.0981797734562" calcext:value-type="float">
            <text:p>-51.0981797734562</text:p>
          </table:table-cell>
          <table:table-cell table:formula="of:=ABS([.C38]-[.X38])" office:value-type="float" office:value="0" calcext:value-type="float">
            <text:p>0</text:p>
          </table:table-cell>
          <table:table-cell table:formula="of:=[.Y38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A38]+30" office:value-type="float" office:value="990" calcext:value-type="float">
            <text:p>990</text:p>
          </table:table-cell>
          <table:table-cell table:formula="of:=-100-(-50-24*LOG10([.D39]))" office:value-type="float" office:value="-47.2653595446359" calcext:value-type="float">
            <text:p>-47.2653595446359</text:p>
          </table:table-cell>
          <table:table-cell table:formula="of:=-100-(-50-24*LOG10([.E39]))" office:value-type="float" office:value="-50" calcext:value-type="float">
            <text:p>-50</text:p>
          </table:table-cell>
          <table:table-cell table:style-name="ce7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MIN(1;(POWER(1;2)/POWER([.D39];2)))" office:value-type="float" office:value="0.591715976331361" calcext:value-type="float">
            <text:p>0.591715976331361</text:p>
          </table:table-cell>
          <table:table-cell table:formula="of:=MIN(1;(POWER(1;2)/POWER([.E39];2)))" office:value-type="float" office:value="1" calcext:value-type="float">
            <text:p>1</text:p>
          </table:table-cell>
          <table:table-cell table:formula="of:=[.G39]" office:value-type="float" office:value="1" calcext:value-type="float">
            <text:p>1</text:p>
          </table:table-cell>
          <table:table-cell/>
          <table:table-cell table:formula="of:=SUM([.I29:.I47])" office:value-type="float" office:value="3.77624283736519" calcext:value-type="float">
            <text:p>3.77624283736519</text:p>
          </table:table-cell>
          <table:table-cell/>
          <table:table-cell office:value-type="float" office:value="0" calcext:value-type="float">
            <text:p>0</text:p>
          </table:table-cell>
          <table:table-cell table:formula="of:=ABS([.C39]-[.B39])" office:value-type="float" office:value="2.73464045536409" calcext:value-type="float">
            <text:p>2.73464045536409</text:p>
          </table:table-cell>
          <table:table-cell table:formula="of:=[.M39]" office:value-type="float" office:value="2.73464045536409" calcext:value-type="float">
            <text:p>2.73464045536409</text:p>
          </table:table-cell>
          <table:table-cell table:number-columns-repeated="2"/>
          <table:table-cell table:formula="of:=-100-(-50-24*LOG10([.R39]))" office:value-type="float" office:value="-26" calcext:value-type="float">
            <text:p>-26</text:p>
          </table:table-cell>
          <table:table-cell table:formula="of:=10*CEILING([.D39]/10)" office:value-type="float" office:value="10" calcext:value-type="float">
            <text:p>10</text:p>
          </table:table-cell>
          <table:table-cell table:formula="of:=ABS([.C39]-[.Q39])" office:value-type="float" office:value="24" calcext:value-type="float">
            <text:p>24</text:p>
          </table:table-cell>
          <table:table-cell table:formula="of:=[.S39]" office:value-type="float" office:value="24" calcext:value-type="float">
            <text:p>24</text:p>
          </table:table-cell>
          <table:table-cell/>
          <table:table-cell table:formula="of:=[.V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X38]" office:value-type="float" office:value="-51.0981797734562" calcext:value-type="float">
            <text:p>-51.0981797734562</text:p>
          </table:table-cell>
          <table:table-cell table:formula="of:=ABS([.C39]-[.X39])" office:value-type="float" office:value="1.0981797734562" calcext:value-type="float">
            <text:p>1.0981797734562</text:p>
          </table:table-cell>
          <table:table-cell table:formula="of:=[.Y39]" office:value-type="float" office:value="1.0981797734562" calcext:value-type="float">
            <text:p>1.0981797734562</text:p>
          </table:table-cell>
          <table:table-cell/>
        </table:table-row>
        <table:table-row table:style-name="ro2">
          <table:table-cell table:formula="of:=[.A39]+30" office:value-type="float" office:value="1020" calcext:value-type="float">
            <text:p>1020</text:p>
          </table:table-cell>
          <table:table-cell table:formula="of:=-100-(-50-24*LOG10([.D40]))" office:value-type="float" office:value="-27.0981797734562" calcext:value-type="float">
            <text:p>-27.0981797734562</text:p>
          </table:table-cell>
          <table:table-cell table:formula="of:=-100-(-50-24*LOG10([.E40]))" office:value-type="float" office:value="-48.099650094857" calcext:value-type="float">
            <text:p>-48.09965009485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formula="of:=MIN(1;(POWER(1;2)/POWER([.D40];2)))" office:value-type="float" office:value="0.0123456790123457" calcext:value-type="float">
            <text:p>0.012345679012346</text:p>
          </table:table-cell>
          <table:table-cell table:formula="of:=MIN(1;(POWER(1;2)/POWER([.E40];2)))" office:value-type="float" office:value="0.694444444444444" calcext:value-type="float">
            <text:p>0.694444444444444</text:p>
          </table:table-cell>
          <table:table-cell/>
          <table:table-cell table:formula="of:=[.G40]" office:value-type="float" office:value="0.694444444444444" calcext:value-type="float">
            <text:p>0.6944444444444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BS([.C40]-[.B40])" office:value-type="float" office:value="21.0014703214008" calcext:value-type="float">
            <text:p>21.0014703214008</text:p>
          </table:table-cell>
          <table:table-cell/>
          <table:table-cell table:formula="of:=[.M40]" office:value-type="float" office:value="21.0014703214008" calcext:value-type="float">
            <text:p>21.0014703214008</text:p>
          </table:table-cell>
          <table:table-cell/>
          <table:table-cell table:formula="of:=-100-(-50-24*LOG10([.R40]))" office:value-type="float" office:value="-26" calcext:value-type="float">
            <text:p>-26</text:p>
          </table:table-cell>
          <table:table-cell table:formula="of:=10*CEILING([.D40]/10)" office:value-type="float" office:value="10" calcext:value-type="float">
            <text:p>10</text:p>
          </table:table-cell>
          <table:table-cell table:formula="of:=ABS([.C40]-[.Q40])" office:value-type="float" office:value="22.099650094857" calcext:value-type="float">
            <text:p>22.099650094857</text:p>
          </table:table-cell>
          <table:table-cell/>
          <table:table-cell table:formula="of:=[.S40]" office:value-type="float" office:value="22.099650094857" calcext:value-type="float">
            <text:p>22.099650094857</text:p>
          </table:table-cell>
          <table:table-cell table:formula="of:=[.V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X39]" office:value-type="float" office:value="-51.0981797734562" calcext:value-type="float">
            <text:p>-51.0981797734562</text:p>
          </table:table-cell>
          <table:table-cell table:formula="of:=ABS([.C40]-[.X40])" office:value-type="float" office:value="2.9985296785992" calcext:value-type="float">
            <text:p>2.9985296785992</text:p>
          </table:table-cell>
          <table:table-cell/>
          <table:table-cell table:formula="of:=[.Y40]" office:value-type="float" office:value="2.9985296785992" calcext:value-type="float">
            <text:p>2.9985296785992</text:p>
          </table:table-cell>
        </table:table-row>
        <table:table-row table:style-name="ro2">
          <table:table-cell table:formula="of:=[.A40]+30" office:value-type="float" office:value="1050" calcext:value-type="float">
            <text:p>1050</text:p>
          </table:table-cell>
          <table:table-cell table:formula="of:=-100-(-50-24*LOG10([.D41]))" office:value-type="float" office:value="-27.0981797734562" calcext:value-type="float">
            <text:p>-27.0981797734562</text:p>
          </table:table-cell>
          <table:table-cell table:formula="of:=-100-(-50-24*LOG10([.E41]))" office:value-type="float" office:value="-47.2653595446359" calcext:value-type="float">
            <text:p>-47.2653595446359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.3" calcext:value-type="float">
            <text:p>1.3</text:p>
          </table:table-cell>
          <table:table-cell table:formula="of:=MIN(1;(POWER(1;2)/POWER([.D41];2)))" office:value-type="float" office:value="0.0123456790123457" calcext:value-type="float">
            <text:p>0.012345679012346</text:p>
          </table:table-cell>
          <table:table-cell table:formula="of:=MIN(1;(POWER(1;2)/POWER([.E41];2)))" office:value-type="float" office:value="0.591715976331361" calcext:value-type="float">
            <text:p>0.591715976331361</text:p>
          </table:table-cell>
          <table:table-cell/>
          <table:table-cell table:formula="of:=[.G41]" office:value-type="float" office:value="0.591715976331361" calcext:value-type="float">
            <text:p>0.591715976331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ABS([.C41]-[.B41])" office:value-type="float" office:value="20.1671797711797" calcext:value-type="float">
            <text:p>20.1671797711797</text:p>
          </table:table-cell>
          <table:table-cell/>
          <table:table-cell table:formula="of:=[.M41]" office:value-type="float" office:value="20.1671797711797" calcext:value-type="float">
            <text:p>20.1671797711797</text:p>
          </table:table-cell>
          <table:table-cell/>
          <table:table-cell table:formula="of:=-100-(-50-24*LOG10([.R41]))" office:value-type="float" office:value="-26" calcext:value-type="float">
            <text:p>-26</text:p>
          </table:table-cell>
          <table:table-cell table:formula="of:=10*CEILING([.D41]/10)" office:value-type="float" office:value="10" calcext:value-type="float">
            <text:p>10</text:p>
          </table:table-cell>
          <table:table-cell table:formula="of:=ABS([.C41]-[.Q41])" office:value-type="float" office:value="21.2653595446359" calcext:value-type="float">
            <text:p>21.2653595446359</text:p>
          </table:table-cell>
          <table:table-cell/>
          <table:table-cell table:formula="of:=[.S41]" office:value-type="float" office:value="21.2653595446359" calcext:value-type="float">
            <text:p>21.2653595446359</text:p>
          </table:table-cell>
          <table:table-cell table:formula="of:=[.V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X40]" office:value-type="float" office:value="-51.0981797734562" calcext:value-type="float">
            <text:p>-51.0981797734562</text:p>
          </table:table-cell>
          <table:table-cell table:formula="of:=ABS([.C41]-[.X41])" office:value-type="float" office:value="3.83282022882029" calcext:value-type="float">
            <text:p>3.83282022882029</text:p>
          </table:table-cell>
          <table:table-cell/>
          <table:table-cell table:formula="of:=[.Y41]" office:value-type="float" office:value="3.83282022882029" calcext:value-type="float">
            <text:p>3.83282022882029</text:p>
          </table:table-cell>
        </table:table-row>
        <table:table-row table:style-name="ro2">
          <table:table-cell table:formula="of:=[.A41]+30" office:value-type="float" office:value="1080" calcext:value-type="float">
            <text:p>1080</text:p>
          </table:table-cell>
          <table:table-cell table:formula="of:=-100-(-50-24*LOG10([.D42]))" office:value-type="float" office:value="-27.0981797734562" calcext:value-type="float">
            <text:p>-27.0981797734562</text:p>
          </table:table-cell>
          <table:table-cell table:formula="of:=-100-(-50-24*LOG10([.E42]))" office:value-type="float" office:value="-42.7752801040645" calcext:value-type="float">
            <text:p>-42.7752801040645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MIN(1;(POWER(1;2)/POWER([.D42];2)))" office:value-type="float" office:value="0.0123456790123457" calcext:value-type="float">
            <text:p>0.012345679012346</text:p>
          </table:table-cell>
          <table:table-cell table:formula="of:=MIN(1;(POWER(1;2)/POWER([.E42];2)))" office:value-type="float" office:value="0.25" calcext:value-type="float">
            <text:p>0.25</text:p>
          </table:table-cell>
          <table:table-cell/>
          <table:table-cell table:formula="of:=[.G42]" office:value-type="float" office:value="0.25" calcext:value-type="float">
            <text:p>0.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BS([.C42]-[.B42])" office:value-type="float" office:value="15.6771003306083" calcext:value-type="float">
            <text:p>15.6771003306083</text:p>
          </table:table-cell>
          <table:table-cell/>
          <table:table-cell table:formula="of:=[.M42]" office:value-type="float" office:value="15.6771003306083" calcext:value-type="float">
            <text:p>15.6771003306083</text:p>
          </table:table-cell>
          <table:table-cell/>
          <table:table-cell table:formula="of:=-100-(-50-24*LOG10([.R42]))" office:value-type="float" office:value="-26" calcext:value-type="float">
            <text:p>-26</text:p>
          </table:table-cell>
          <table:table-cell table:formula="of:=10*CEILING([.D42]/10)" office:value-type="float" office:value="10" calcext:value-type="float">
            <text:p>10</text:p>
          </table:table-cell>
          <table:table-cell table:formula="of:=ABS([.C42]-[.Q42])" office:value-type="float" office:value="16.7752801040645" calcext:value-type="float">
            <text:p>16.7752801040645</text:p>
          </table:table-cell>
          <table:table-cell/>
          <table:table-cell table:formula="of:=[.S42]" office:value-type="float" office:value="16.7752801040645" calcext:value-type="float">
            <text:p>16.7752801040645</text:p>
          </table:table-cell>
          <table:table-cell table:formula="of:=[.G42]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[.C42]" office:value-type="float" office:value="-42.7752801040645" calcext:value-type="float">
            <text:p>-42.7752801040645</text:p>
          </table:table-cell>
          <table:table-cell table:formula="of:=ABS([.C42]-[.X42])" office:value-type="float" office:value="0" calcext:value-type="float">
            <text:p>0</text:p>
          </table:table-cell>
          <table:table-cell/>
          <table:table-cell table:formula="of:=[.Y42]" office:value-type="float" office:value="0" calcext:value-type="float">
            <text:p>0</text:p>
          </table:table-cell>
        </table:table-row>
        <table:table-row table:style-name="ro2">
          <table:table-cell table:formula="of:=[.A42]+30" office:value-type="float" office:value="1110" calcext:value-type="float">
            <text:p>1110</text:p>
          </table:table-cell>
          <table:table-cell table:formula="of:=-100-(-50-24*LOG10([.D43]))" office:value-type="float" office:value="-27.0981797734562" calcext:value-type="float">
            <text:p>-27.0981797734562</text:p>
          </table:table-cell>
          <table:table-cell table:formula="of:=-100-(-50-24*LOG10([.E43]))" office:value-type="float" office:value="-33.2247198959355" calcext:value-type="float">
            <text:p>-33.2247198959355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MIN(1;(POWER(1;2)/POWER([.D43];2)))" office:value-type="float" office:value="0.0123456790123457" calcext:value-type="float">
            <text:p>0.012345679012346</text:p>
          </table:table-cell>
          <table:table-cell table:formula="of:=MIN(1;(POWER(1;2)/POWER([.E43];2)))" office:value-type="float" office:value="0.04" calcext:value-type="float">
            <text:p>0.04</text:p>
          </table:table-cell>
          <table:table-cell/>
          <table:table-cell table:formula="of:=[.G43]" office:value-type="float" office:value="0.04" calcext:value-type="float">
            <text:p>0.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BS([.C43]-[.B43])" office:value-type="float" office:value="6.12654012247936" calcext:value-type="float">
            <text:p>6.12654012247936</text:p>
          </table:table-cell>
          <table:table-cell/>
          <table:table-cell table:formula="of:=[.M43]" office:value-type="float" office:value="6.12654012247936" calcext:value-type="float">
            <text:p>6.12654012247936</text:p>
          </table:table-cell>
          <table:table-cell/>
          <table:table-cell table:formula="of:=-100-(-50-24*LOG10([.R43]))" office:value-type="float" office:value="-26" calcext:value-type="float">
            <text:p>-26</text:p>
          </table:table-cell>
          <table:table-cell table:formula="of:=10*CEILING([.D43]/10)" office:value-type="float" office:value="10" calcext:value-type="float">
            <text:p>10</text:p>
          </table:table-cell>
          <table:table-cell table:formula="of:=ABS([.C43]-[.Q43])" office:value-type="float" office:value="7.22471989593555" calcext:value-type="float">
            <text:p>7.22471989593555</text:p>
          </table:table-cell>
          <table:table-cell/>
          <table:table-cell table:formula="of:=[.S43]" office:value-type="float" office:value="7.22471989593555" calcext:value-type="float">
            <text:p>7.22471989593555</text:p>
          </table:table-cell>
          <table:table-cell table:formula="of:=[.V42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[.X42]" office:value-type="float" office:value="-42.7752801040645" calcext:value-type="float">
            <text:p>-42.7752801040645</text:p>
          </table:table-cell>
          <table:table-cell table:formula="of:=ABS([.C43]-[.X43])" office:value-type="float" office:value="9.5505602081289" calcext:value-type="float">
            <text:p>9.5505602081289</text:p>
          </table:table-cell>
          <table:table-cell/>
          <table:table-cell table:formula="of:=[.Y43]" office:value-type="float" office:value="9.5505602081289" calcext:value-type="float">
            <text:p>9.5505602081289</text:p>
          </table:table-cell>
        </table:table-row>
        <table:table-row table:style-name="ro2">
          <table:table-cell table:formula="of:=[.A43]+30" office:value-type="float" office:value="1140" calcext:value-type="float">
            <text:p>1140</text:p>
          </table:table-cell>
          <table:table-cell table:formula="of:=-100-(-50-24*LOG10([.D44]))" office:value-type="float" office:value="-27.0981797734562" calcext:value-type="float">
            <text:p>-27.0981797734562</text:p>
          </table:table-cell>
          <table:table-cell table:formula="of:=-100-(-50-24*LOG10([.E44]))" office:value-type="float" office:value="-27.0981797734562" calcext:value-type="float">
            <text:p>-27.0981797734562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MIN(1;(POWER(1;2)/POWER([.D44];2)))" office:value-type="float" office:value="0.0123456790123457" calcext:value-type="float">
            <text:p>0.012345679012346</text:p>
          </table:table-cell>
          <table:table-cell table:formula="of:=MIN(1;(POWER(1;2)/POWER([.E44];2)))" office:value-type="float" office:value="0.0123456790123457" calcext:value-type="float">
            <text:p>0.012345679012346</text:p>
          </table:table-cell>
          <table:table-cell/>
          <table:table-cell table:formula="of:=[.G44]" office:value-type="float" office:value="0.0123456790123457" calcext:value-type="float">
            <text:p>0.0123456790123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ABS([.C44]-[.B44])" office:value-type="float" office:value="0" calcext:value-type="float">
            <text:p>0</text:p>
          </table:table-cell>
          <table:table-cell/>
          <table:table-cell table:formula="of:=[.M44]" office:value-type="float" office:value="0" calcext:value-type="float">
            <text:p>0</text:p>
          </table:table-cell>
          <table:table-cell/>
          <table:table-cell table:formula="of:=-100-(-50-24*LOG10([.R44]))" office:value-type="float" office:value="-26" calcext:value-type="float">
            <text:p>-26</text:p>
          </table:table-cell>
          <table:table-cell table:formula="of:=10*CEILING([.D44]/10)" office:value-type="float" office:value="10" calcext:value-type="float">
            <text:p>10</text:p>
          </table:table-cell>
          <table:table-cell table:formula="of:=ABS([.C44]-[.Q44])" office:value-type="float" office:value="1.0981797734562" calcext:value-type="float">
            <text:p>1.0981797734562</text:p>
          </table:table-cell>
          <table:table-cell/>
          <table:table-cell table:formula="of:=[.S44]" office:value-type="float" office:value="1.0981797734562" calcext:value-type="float">
            <text:p>1.0981797734562</text:p>
          </table:table-cell>
          <table:table-cell table:formula="of:=[.V43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[.X43]" office:value-type="float" office:value="-42.7752801040645" calcext:value-type="float">
            <text:p>-42.7752801040645</text:p>
          </table:table-cell>
          <table:table-cell table:formula="of:=ABS([.C44]-[.X44])" office:value-type="float" office:value="15.6771003306083" calcext:value-type="float">
            <text:p>15.6771003306083</text:p>
          </table:table-cell>
          <table:table-cell/>
          <table:table-cell table:formula="of:=[.Y44]" office:value-type="float" office:value="15.6771003306083" calcext:value-type="float">
            <text:p>15.6771003306083</text:p>
          </table:table-cell>
        </table:table-row>
        <table:table-row table:style-name="ro2">
          <table:table-cell table:formula="of:=[.A44]+30" office:value-type="float" office:value="1170" calcext:value-type="float">
            <text:p>1170</text:p>
          </table:table-cell>
          <table:table-cell table:formula="of:=-100-(-50-24*LOG10([.D45]))" office:value-type="float" office:value="-27.0981797734562" calcext:value-type="float">
            <text:p>-27.0981797734562</text:p>
          </table:table-cell>
          <table:table-cell table:formula="of:=-100-(-50-24*LOG10([.E45]))" office:value-type="float" office:value="-25.0065755562026" calcext:value-type="float">
            <text:p>-25.00657555620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MIN(1;(POWER(1;2)/POWER([.D45];2)))" office:value-type="float" office:value="0.0123456790123457" calcext:value-type="float">
            <text:p>0.012345679012346</text:p>
          </table:table-cell>
          <table:table-cell table:formula="of:=MIN(1;(POWER(1;2)/POWER([.E45];2)))" office:value-type="float" office:value="0.00826446280991736" calcext:value-type="float">
            <text:p>0.0082644628099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45]-[.B45])" office:value-type="float" office:value="2.0916042172536" calcext:value-type="float">
            <text:p>2.0916042172536</text:p>
          </table:table-cell>
          <table:table-cell table:number-columns-repeated="3"/>
          <table:table-cell table:formula="of:=-100-(-50-24*LOG10([.R45]))" office:value-type="float" office:value="-26" calcext:value-type="float">
            <text:p>-26</text:p>
          </table:table-cell>
          <table:table-cell table:formula="of:=10*CEILING([.D45]/10)" office:value-type="float" office:value="10" calcext:value-type="float">
            <text:p>10</text:p>
          </table:table-cell>
          <table:table-cell table:formula="of:=ABS([.C45]-[.Q45])" office:value-type="float" office:value="0.993424443797409" calcext:value-type="float">
            <text:p>0.993424443797409</text:p>
          </table:table-cell>
          <table:table-cell table:number-columns-repeated="2"/>
          <table:table-cell table:formula="of:=[.V44]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[.X44]" office:value-type="float" office:value="-42.7752801040645" calcext:value-type="float">
            <text:p>-42.7752801040645</text:p>
          </table:table-cell>
          <table:table-cell table:formula="of:=ABS([.C45]-[.X45])" office:value-type="float" office:value="17.7687045478619" calcext:value-type="float">
            <text:p>17.7687045478619</text:p>
          </table:table-cell>
          <table:table-cell table:number-columns-repeated="2"/>
        </table:table-row>
        <table:table-row table:style-name="ro2">
          <table:table-cell table:formula="of:=[.A45]+30" office:value-type="float" office:value="1200" calcext:value-type="float">
            <text:p>1200</text:p>
          </table:table-cell>
          <table:table-cell table:formula="of:=-100-(-50-24*LOG10([.D46]))" office:value-type="float" office:value="-27.0981797734562" calcext:value-type="float">
            <text:p>-27.0981797734562</text:p>
          </table:table-cell>
          <table:table-cell table:formula="of:=-100-(-50-24*LOG10([.E46]))" office:value-type="float" office:value="-24.099650094857" calcext:value-type="float">
            <text:p>-24.09965009485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MIN(1;(POWER(1;2)/POWER([.D46];2)))" office:value-type="float" office:value="0.0123456790123457" calcext:value-type="float">
            <text:p>0.012345679012346</text:p>
          </table:table-cell>
          <table:table-cell table:formula="of:=MIN(1;(POWER(1;2)/POWER([.E46];2)))" office:value-type="float" office:value="0.00694444444444444" calcext:value-type="float">
            <text:p>0.0069444444444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BS([.C46]-[.B46])" office:value-type="float" office:value="2.9985296785992" calcext:value-type="float">
            <text:p>2.9985296785992</text:p>
          </table:table-cell>
          <table:table-cell table:number-columns-repeated="3"/>
          <table:table-cell table:formula="of:=-100-(-50-24*LOG10([.R46]))" office:value-type="float" office:value="-26" calcext:value-type="float">
            <text:p>-26</text:p>
          </table:table-cell>
          <table:table-cell table:formula="of:=10*CEILING([.D46]/10)" office:value-type="float" office:value="10" calcext:value-type="float">
            <text:p>10</text:p>
          </table:table-cell>
          <table:table-cell table:formula="of:=ABS([.C46]-[.Q46])" office:value-type="float" office:value="1.900349905143" calcext:value-type="float">
            <text:p>1.900349905143</text:p>
          </table:table-cell>
          <table:table-cell table:number-columns-repeated="2"/>
          <table:table-cell table:formula="of:=[.G46]" office:value-type="float" office:value="0.00694444444444444" calcext:value-type="float">
            <text:p>0.006944444444444</text:p>
          </table:table-cell>
          <table:table-cell office:value-type="float" office:value="1" calcext:value-type="float">
            <text:p>1</text:p>
          </table:table-cell>
          <table:table-cell table:formula="of:=[.C46]" office:value-type="float" office:value="-24.099650094857" calcext:value-type="float">
            <text:p>-24.099650094857</text:p>
          </table:table-cell>
          <table:table-cell table:formula="of:=ABS([.C46]-[.X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A46]+30" office:value-type="float" office:value="1230" calcext:value-type="float">
            <text:p>1230</text:p>
          </table:table-cell>
          <table:table-cell table:formula="of:=-100-(-50-24*LOG10([.D47]))" office:value-type="float" office:value="-27.0981797734562" calcext:value-type="float">
            <text:p>-27.0981797734562</text:p>
          </table:table-cell>
          <table:table-cell table:formula="of:=-100-(-50-24*LOG10([.E47]))" office:value-type="float" office:value="-23.2653595446359" calcext:value-type="float">
            <text:p>-23.265359544635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MIN(1;(POWER(1;2)/POWER([.D47];2)))" office:value-type="float" office:value="0.0123456790123457" calcext:value-type="float">
            <text:p>0.012345679012346</text:p>
          </table:table-cell>
          <table:table-cell table:formula="of:=MIN(1;(POWER(1;2)/POWER([.E47];2)))" office:value-type="float" office:value="0.00591715976331361" calcext:value-type="float">
            <text:p>0.0059171597633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47]-[.B47])" office:value-type="float" office:value="3.83282022882028" calcext:value-type="float">
            <text:p>3.83282022882028</text:p>
          </table:table-cell>
          <table:table-cell table:number-columns-repeated="3"/>
          <table:table-cell table:formula="of:=-100-(-50-24*LOG10([.R47]))" office:value-type="float" office:value="-26" calcext:value-type="float">
            <text:p>-26</text:p>
          </table:table-cell>
          <table:table-cell table:formula="of:=10*CEILING([.D47]/10)" office:value-type="float" office:value="10" calcext:value-type="float">
            <text:p>10</text:p>
          </table:table-cell>
          <table:table-cell table:formula="of:=ABS([.C47]-[.Q47])" office:value-type="float" office:value="2.73464045536409" calcext:value-type="float">
            <text:p>2.73464045536409</text:p>
          </table:table-cell>
          <table:table-cell table:number-columns-repeated="2"/>
          <table:table-cell table:formula="of:=[.V46]" office:value-type="float" office:value="0.00694444444444444" calcext:value-type="float">
            <text:p>0.006944444444444</text:p>
          </table:table-cell>
          <table:table-cell office:value-type="float" office:value="0" calcext:value-type="float">
            <text:p>0</text:p>
          </table:table-cell>
          <table:table-cell table:formula="of:=[.X46]" office:value-type="float" office:value="-24.099650094857" calcext:value-type="float">
            <text:p>-24.099650094857</text:p>
          </table:table-cell>
          <table:table-cell table:formula="of:=ABS([.C47]-[.X47])" office:value-type="float" office:value="0.834290550221084" calcext:value-type="float">
            <text:p>0.834290550221084</text:p>
          </table:table-cell>
          <table:table-cell table:number-columns-repeated="2"/>
        </table:table-row>
        <table:table-row table:style-name="ro2">
          <table:table-cell table:formula="of:=[.A47]+30" office:value-type="float" office:value="1260" calcext:value-type="float">
            <text:p>1260</text:p>
          </table:table-cell>
          <table:table-cell table:formula="of:=-100-(-50-24*LOG10([.D48]))" office:value-type="float" office:value="-27.0981797734562" calcext:value-type="float">
            <text:p>-27.0981797734562</text:p>
          </table:table-cell>
          <table:table-cell table:formula="of:=-100-(-50-24*LOG10([.E48]))" office:value-type="float" office:value="-22.4929271437223" calcext:value-type="float">
            <text:p>-22.49292714372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MIN(1;(POWER(1;2)/POWER([.D48];2)))" office:value-type="float" office:value="0.0123456790123457" calcext:value-type="float">
            <text:p>0.012345679012346</text:p>
          </table:table-cell>
          <table:table-cell table:formula="of:=MIN(1;(POWER(1;2)/POWER([.E48];2)))" office:value-type="float" office:value="0.00510204081632653" calcext:value-type="float">
            <text:p>0.00510204081632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48]-[.B48])" office:value-type="float" office:value="4.60525262973391" calcext:value-type="float">
            <text:p>4.60525262973391</text:p>
          </table:table-cell>
          <table:table-cell table:number-columns-repeated="3"/>
          <table:table-cell table:formula="of:=-100-(-50-24*LOG10([.R48]))" office:value-type="float" office:value="-26" calcext:value-type="float">
            <text:p>-26</text:p>
          </table:table-cell>
          <table:table-cell table:formula="of:=10*CEILING([.D48]/10)" office:value-type="float" office:value="10" calcext:value-type="float">
            <text:p>10</text:p>
          </table:table-cell>
          <table:table-cell table:formula="of:=ABS([.C48]-[.Q48])" office:value-type="float" office:value="3.50707285627772" calcext:value-type="float">
            <text:p>3.50707285627772</text:p>
          </table:table-cell>
          <table:table-cell table:number-columns-repeated="2"/>
          <table:table-cell table:formula="of:=[.V47]" office:value-type="float" office:value="0.00694444444444444" calcext:value-type="float">
            <text:p>0.006944444444444</text:p>
          </table:table-cell>
          <table:table-cell office:value-type="float" office:value="0" calcext:value-type="float">
            <text:p>0</text:p>
          </table:table-cell>
          <table:table-cell table:formula="of:=[.X47]" office:value-type="float" office:value="-24.099650094857" calcext:value-type="float">
            <text:p>-24.099650094857</text:p>
          </table:table-cell>
          <table:table-cell table:formula="of:=ABS([.C48]-[.X48])" office:value-type="float" office:value="1.60672295113471" calcext:value-type="float">
            <text:p>1.60672295113471</text:p>
          </table:table-cell>
          <table:table-cell table:number-columns-repeated="2"/>
        </table:table-row>
        <table:table-row table:style-name="ro2">
          <table:table-cell table:formula="of:=[.A48]+30" office:value-type="float" office:value="1290" calcext:value-type="float">
            <text:p>1290</text:p>
          </table:table-cell>
          <table:table-cell table:formula="of:=-100-(-50-24*LOG10([.D49]))" office:value-type="float" office:value="-27.0981797734562" calcext:value-type="float">
            <text:p>-27.0981797734562</text:p>
          </table:table-cell>
          <table:table-cell table:formula="of:=-100-(-50-24*LOG10([.E49]))" office:value-type="float" office:value="-21.7738097826636" calcext:value-type="float">
            <text:p>-21.773809782663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MIN(1;(POWER(1;2)/POWER([.D49];2)))" office:value-type="float" office:value="0.0123456790123457" calcext:value-type="float">
            <text:p>0.012345679012346</text:p>
          </table:table-cell>
          <table:table-cell table:formula="of:=MIN(1;(POWER(1;2)/POWER([.E49];2)))" office:value-type="float" office:value="0.00444444444444444" calcext:value-type="float">
            <text:p>0.00444444444444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49]-[.B49])" office:value-type="float" office:value="5.32436999079255" calcext:value-type="float">
            <text:p>5.32436999079255</text:p>
          </table:table-cell>
          <table:table-cell table:number-columns-repeated="3"/>
          <table:table-cell table:formula="of:=-100-(-50-24*LOG10([.R49]))" office:value-type="float" office:value="-26" calcext:value-type="float">
            <text:p>-26</text:p>
          </table:table-cell>
          <table:table-cell table:formula="of:=10*CEILING([.D49]/10)" office:value-type="float" office:value="10" calcext:value-type="float">
            <text:p>10</text:p>
          </table:table-cell>
          <table:table-cell table:formula="of:=ABS([.C49]-[.Q49])" office:value-type="float" office:value="4.22619021733635" calcext:value-type="float">
            <text:p>4.22619021733635</text:p>
          </table:table-cell>
          <table:table-cell table:number-columns-repeated="2"/>
          <table:table-cell table:formula="of:=[.V48]" office:value-type="float" office:value="0.00694444444444444" calcext:value-type="float">
            <text:p>0.006944444444444</text:p>
          </table:table-cell>
          <table:table-cell office:value-type="float" office:value="0" calcext:value-type="float">
            <text:p>0</text:p>
          </table:table-cell>
          <table:table-cell table:formula="of:=[.X48]" office:value-type="float" office:value="-24.099650094857" calcext:value-type="float">
            <text:p>-24.099650094857</text:p>
          </table:table-cell>
          <table:table-cell table:formula="of:=ABS([.C49]-[.X49])" office:value-type="float" office:value="2.32584031219335" calcext:value-type="float">
            <text:p>2.32584031219335</text:p>
          </table:table-cell>
          <table:table-cell table:number-columns-repeated="2"/>
        </table:table-row>
        <table:table-row table:style-name="ro2">
          <table:table-cell table:formula="of:=[.A49]+30" office:value-type="float" office:value="1320" calcext:value-type="float">
            <text:p>1320</text:p>
          </table:table-cell>
          <table:table-cell table:formula="of:=-100-(-50-24*LOG10([.D50]))" office:value-type="float" office:value="-16.4494397918711" calcext:value-type="float">
            <text:p>-16.4494397918711</text:p>
          </table:table-cell>
          <table:table-cell table:formula="of:=-100-(-50-24*LOG10([.E50]))" office:value-type="float" office:value="-20.4692258869214" calcext:value-type="float">
            <text:p>-20.46922588692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MIN(1;(POWER(1;2)/POWER([.D50];2)))" office:value-type="float" office:value="0.0016" calcext:value-type="float">
            <text:p>0.0016</text:p>
          </table:table-cell>
          <table:table-cell table:formula="of:=MIN(1;(POWER(1;2)/POWER([.E50];2)))" office:value-type="float" office:value="0.00346020761245675" calcext:value-type="float">
            <text:p>0.00346020761245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50]-[.B50])" office:value-type="float" office:value="4.01978609505034" calcext:value-type="float">
            <text:p>4.01978609505034</text:p>
          </table:table-cell>
          <table:table-cell table:number-columns-repeated="3"/>
          <table:table-cell table:formula="of:=-100-(-50-24*LOG10([.R50]))" office:value-type="float" office:value="-14.5490898867281" calcext:value-type="float">
            <text:p>-14.5490898867281</text:p>
          </table:table-cell>
          <table:table-cell table:formula="of:=10*CEILING([.D50]/10)" office:value-type="float" office:value="30" calcext:value-type="float">
            <text:p>30</text:p>
          </table:table-cell>
          <table:table-cell table:formula="of:=ABS([.C50]-[.Q50])" office:value-type="float" office:value="5.92013600019334" calcext:value-type="float">
            <text:p>5.92013600019334</text:p>
          </table:table-cell>
          <table:table-cell table:number-columns-repeated="2"/>
          <table:table-cell table:formula="of:=[.G50]" office:value-type="float" office:value="0.00346020761245675" calcext:value-type="float">
            <text:p>0.003460207612457</text:p>
          </table:table-cell>
          <table:table-cell office:value-type="float" office:value="1" calcext:value-type="float">
            <text:p>1</text:p>
          </table:table-cell>
          <table:table-cell table:formula="of:=[.C50]" office:value-type="float" office:value="-20.4692258869214" calcext:value-type="float">
            <text:p>-20.4692258869214</text:p>
          </table:table-cell>
          <table:table-cell table:formula="of:=ABS([.C50]-[.X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A50]+30" office:value-type="float" office:value="1350" calcext:value-type="float">
            <text:p>1350</text:p>
          </table:table-cell>
          <table:table-cell table:formula="of:=-100-(-50-24*LOG10([.D51]))" office:value-type="float" office:value="-16.4494397918711" calcext:value-type="float">
            <text:p>-16.4494397918711</text:p>
          </table:table-cell>
          <table:table-cell table:formula="of:=-100-(-50-24*LOG10([.E51]))" office:value-type="float" office:value="-19.3099135771321" calcext:value-type="float">
            <text:p>-19.30991357713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MIN(1;(POWER(1;2)/POWER([.D51];2)))" office:value-type="float" office:value="0.0016" calcext:value-type="float">
            <text:p>0.0016</text:p>
          </table:table-cell>
          <table:table-cell table:formula="of:=MIN(1;(POWER(1;2)/POWER([.E51];2)))" office:value-type="float" office:value="0.00277008310249307" calcext:value-type="float">
            <text:p>0.00277008310249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BS([.C51]-[.B51])" office:value-type="float" office:value="2.86047378526101" calcext:value-type="float">
            <text:p>2.86047378526101</text:p>
          </table:table-cell>
          <table:table-cell table:number-columns-repeated="3"/>
          <table:table-cell table:formula="of:=-100-(-50-24*LOG10([.R51]))" office:value-type="float" office:value="-14.5490898867281" calcext:value-type="float">
            <text:p>-14.5490898867281</text:p>
          </table:table-cell>
          <table:table-cell table:formula="of:=10*CEILING([.D51]/10)" office:value-type="float" office:value="30" calcext:value-type="float">
            <text:p>30</text:p>
          </table:table-cell>
          <table:table-cell table:formula="of:=ABS([.C51]-[.Q51])" office:value-type="float" office:value="4.76082369040401" calcext:value-type="float">
            <text:p>4.76082369040401</text:p>
          </table:table-cell>
          <table:table-cell table:number-columns-repeated="2"/>
          <table:table-cell table:formula="of:=[.V50]" office:value-type="float" office:value="0.00346020761245675" calcext:value-type="float">
            <text:p>0.003460207612457</text:p>
          </table:table-cell>
          <table:table-cell office:value-type="float" office:value="0" calcext:value-type="float">
            <text:p>0</text:p>
          </table:table-cell>
          <table:table-cell table:formula="of:=[.X50]" office:value-type="float" office:value="-20.4692258869214" calcext:value-type="float">
            <text:p>-20.4692258869214</text:p>
          </table:table-cell>
          <table:table-cell table:formula="of:=ABS([.C51]-[.X51])" office:value-type="float" office:value="1.15931230978933" calcext:value-type="float">
            <text:p>1.15931230978933</text:p>
          </table:table-cell>
          <table:table-cell table:number-columns-repeated="2"/>
        </table:table-row>
        <table:table-row table:style-name="ro2">
          <table:table-cell table:formula="of:=[.A51]+30" office:value-type="float" office:value="1380" calcext:value-type="float">
            <text:p>1380</text:p>
          </table:table-cell>
          <table:table-cell table:formula="of:=-100-(-50-24*LOG10([.D52]))" office:value-type="float" office:value="-16.4494397918711" calcext:value-type="float">
            <text:p>-16.4494397918711</text:p>
          </table:table-cell>
          <table:table-cell table:formula="of:=-100-(-50-24*LOG10([.E52]))" office:value-type="float" office:value="-18.7752801040644" calcext:value-type="float">
            <text:p>-18.775280104064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MIN(1;(POWER(1;2)/POWER([.D52];2)))" office:value-type="float" office:value="0.0016" calcext:value-type="float">
            <text:p>0.0016</text:p>
          </table:table-cell>
          <table:table-cell table:formula="of:=MIN(1;(POWER(1;2)/POWER([.E52];2)))" office:value-type="float" office:value="0.0025" calcext:value-type="float">
            <text:p>0.002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52]-[.B52])" office:value-type="float" office:value="2.32584031219335" calcext:value-type="float">
            <text:p>2.32584031219335</text:p>
          </table:table-cell>
          <table:table-cell table:number-columns-repeated="3"/>
          <table:table-cell table:formula="of:=-100-(-50-24*LOG10([.R52]))" office:value-type="float" office:value="-14.5490898867281" calcext:value-type="float">
            <text:p>-14.5490898867281</text:p>
          </table:table-cell>
          <table:table-cell table:formula="of:=10*CEILING([.D52]/10)" office:value-type="float" office:value="30" calcext:value-type="float">
            <text:p>30</text:p>
          </table:table-cell>
          <table:table-cell table:formula="of:=ABS([.C52]-[.Q52])" office:value-type="float" office:value="4.22619021733635" calcext:value-type="float">
            <text:p>4.22619021733635</text:p>
          </table:table-cell>
          <table:table-cell table:number-columns-repeated="2"/>
          <table:table-cell table:formula="of:=[.V51]" office:value-type="float" office:value="0.00346020761245675" calcext:value-type="float">
            <text:p>0.003460207612457</text:p>
          </table:table-cell>
          <table:table-cell office:value-type="float" office:value="0" calcext:value-type="float">
            <text:p>0</text:p>
          </table:table-cell>
          <table:table-cell table:formula="of:=[.X51]" office:value-type="float" office:value="-20.4692258869214" calcext:value-type="float">
            <text:p>-20.4692258869214</text:p>
          </table:table-cell>
          <table:table-cell table:formula="of:=ABS([.C52]-[.X52])" office:value-type="float" office:value="1.69394578285699" calcext:value-type="float">
            <text:p>1.69394578285699</text:p>
          </table:table-cell>
          <table:table-cell table:number-columns-repeated="2"/>
        </table:table-row>
        <table:table-row table:style-name="ro2">
          <table:table-cell table:formula="of:=[.A52]+30" office:value-type="float" office:value="1410" calcext:value-type="float">
            <text:p>1410</text:p>
          </table:table-cell>
          <table:table-cell table:formula="of:=-100-(-50-24*LOG10([.D53]))" office:value-type="float" office:value="-16.4494397918711" calcext:value-type="float">
            <text:p>-16.4494397918711</text:p>
          </table:table-cell>
          <table:table-cell table:formula="of:=-100-(-50-24*LOG10([.E53]))" office:value-type="float" office:value="-17.7818556602671" calcext:value-type="float">
            <text:p>-17.781855660267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MIN(1;(POWER(1;2)/POWER([.D53];2)))" office:value-type="float" office:value="0.0016" calcext:value-type="float">
            <text:p>0.0016</text:p>
          </table:table-cell>
          <table:table-cell table:formula="of:=MIN(1;(POWER(1;2)/POWER([.E53];2)))" office:value-type="float" office:value="0.00206611570247934" calcext:value-type="float">
            <text:p>0.00206611570247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53]-[.B53])" office:value-type="float" office:value="1.33241586839596" calcext:value-type="float">
            <text:p>1.33241586839596</text:p>
          </table:table-cell>
          <table:table-cell table:number-columns-repeated="3"/>
          <table:table-cell table:formula="of:=-100-(-50-24*LOG10([.R53]))" office:value-type="float" office:value="-14.5490898867281" calcext:value-type="float">
            <text:p>-14.5490898867281</text:p>
          </table:table-cell>
          <table:table-cell table:formula="of:=10*CEILING([.D53]/10)" office:value-type="float" office:value="30" calcext:value-type="float">
            <text:p>30</text:p>
          </table:table-cell>
          <table:table-cell table:formula="of:=ABS([.C53]-[.Q53])" office:value-type="float" office:value="3.23276577353896" calcext:value-type="float">
            <text:p>3.23276577353896</text:p>
          </table:table-cell>
          <table:table-cell table:number-columns-repeated="2"/>
          <table:table-cell table:formula="of:=[.V52]" office:value-type="float" office:value="0.00346020761245675" calcext:value-type="float">
            <text:p>0.003460207612457</text:p>
          </table:table-cell>
          <table:table-cell office:value-type="float" office:value="0" calcext:value-type="float">
            <text:p>0</text:p>
          </table:table-cell>
          <table:table-cell table:formula="of:=[.X52]" office:value-type="float" office:value="-20.4692258869214" calcext:value-type="float">
            <text:p>-20.4692258869214</text:p>
          </table:table-cell>
          <table:table-cell table:formula="of:=ABS([.C53]-[.X53])" office:value-type="float" office:value="2.68737022665438" calcext:value-type="float">
            <text:p>2.68737022665438</text:p>
          </table:table-cell>
          <table:table-cell table:number-columns-repeated="2"/>
        </table:table-row>
        <table:table-row table:style-name="ro2">
          <table:table-cell table:formula="of:=[.A53]+30" office:value-type="float" office:value="1440" calcext:value-type="float">
            <text:p>1440</text:p>
          </table:table-cell>
          <table:table-cell table:formula="of:=-100-(-50-24*LOG10([.D54]))" office:value-type="float" office:value="-16.4494397918711" calcext:value-type="float">
            <text:p>-16.4494397918711</text:p>
          </table:table-cell>
          <table:table-cell table:formula="of:=-100-(-50-24*LOG10([.E54]))" office:value-type="float" office:value="-16.4494397918711" calcext:value-type="float">
            <text:p>-16.4494397918711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MIN(1;(POWER(1;2)/POWER([.D54];2)))" office:value-type="float" office:value="0.0016" calcext:value-type="float">
            <text:p>0.0016</text:p>
          </table:table-cell>
          <table:table-cell table:formula="of:=MIN(1;(POWER(1;2)/POWER([.E54];2)))" office:value-type="float" office:value="0.0016" calcext:value-type="float">
            <text:p>0.001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54]-[.B54])" office:value-type="float" office:value="0" calcext:value-type="float">
            <text:p>0</text:p>
          </table:table-cell>
          <table:table-cell table:number-columns-repeated="3"/>
          <table:table-cell table:formula="of:=-100-(-50-24*LOG10([.R54]))" office:value-type="float" office:value="-14.5490898867281" calcext:value-type="float">
            <text:p>-14.5490898867281</text:p>
          </table:table-cell>
          <table:table-cell table:formula="of:=10*CEILING([.D54]/10)" office:value-type="float" office:value="30" calcext:value-type="float">
            <text:p>30</text:p>
          </table:table-cell>
          <table:table-cell table:formula="of:=ABS([.C54]-[.Q54])" office:value-type="float" office:value="1.900349905143" calcext:value-type="float">
            <text:p>1.900349905143</text:p>
          </table:table-cell>
          <table:table-cell table:number-columns-repeated="2"/>
          <table:table-cell table:formula="of:=[.G54]" office:value-type="float" office:value="0.0016" calcext:value-type="float">
            <text:p>0.0016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-16.4494397918711" calcext:value-type="float">
            <text:p>-16.4494397918711</text:p>
          </table:table-cell>
          <table:table-cell table:formula="of:=ABS([.C54]-[.X5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formula="of:=[.A54]+30" office:value-type="float" office:value="1470" calcext:value-type="float">
            <text:p>1470</text:p>
          </table:table-cell>
          <table:table-cell table:formula="of:=-100-(-50-24*LOG10([.D55]))" office:value-type="float" office:value="-16.4494397918711" calcext:value-type="float">
            <text:p>-16.4494397918711</text:p>
          </table:table-cell>
          <table:table-cell table:formula="of:=-100-(-50-24*LOG10([.E55]))" office:value-type="float" office:value="-15.2682072477867" calcext:value-type="float">
            <text:p>-15.268207247786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MIN(1;(POWER(1;2)/POWER([.D55];2)))" office:value-type="float" office:value="0.0016" calcext:value-type="float">
            <text:p>0.0016</text:p>
          </table:table-cell>
          <table:table-cell table:formula="of:=MIN(1;(POWER(1;2)/POWER([.E55];2)))" office:value-type="float" office:value="0.00127551020408163" calcext:value-type="float">
            <text:p>0.00127551020408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ABS([.C55]-[.B55])" office:value-type="float" office:value="1.18123254408437" calcext:value-type="float">
            <text:p>1.18123254408437</text:p>
          </table:table-cell>
          <table:table-cell table:number-columns-repeated="3"/>
          <table:table-cell table:formula="of:=-100-(-50-24*LOG10([.R55]))" office:value-type="float" office:value="-14.5490898867281" calcext:value-type="float">
            <text:p>-14.5490898867281</text:p>
          </table:table-cell>
          <table:table-cell table:formula="of:=10*CEILING([.D55]/10)" office:value-type="float" office:value="30" calcext:value-type="float">
            <text:p>30</text:p>
          </table:table-cell>
          <table:table-cell table:formula="of:=ABS([.C55]-[.Q55])" office:value-type="float" office:value="0.719117361058636" calcext:value-type="float">
            <text:p>0.719117361058636</text:p>
          </table:table-cell>
          <table:table-cell table:number-columns-repeated="2"/>
          <table:table-cell table:formula="of:=[.V54]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[.X54]" office:value-type="float" office:value="-16.4494397918711" calcext:value-type="float">
            <text:p>-16.4494397918711</text:p>
          </table:table-cell>
          <table:table-cell table:formula="of:=ABS([.C55]-[.X55])" office:value-type="float" office:value="1.18123254408437" calcext:value-type="float">
            <text:p>1.18123254408437</text:p>
          </table:table-cell>
          <table:table-cell table:number-columns-repeated="2"/>
        </table:table-row>
        <table:table-row table:style-name="ro2">
          <table:table-cell table:formula="of:=[.A55]+30" office:value-type="float" office:value="1500" calcext:value-type="float">
            <text:p>1500</text:p>
          </table:table-cell>
          <table:table-cell table:formula="of:=-100-(-50-24*LOG10([.D56]))" office:value-type="float" office:value="-16.4494397918711" calcext:value-type="float">
            <text:p>-16.4494397918711</text:p>
          </table:table-cell>
          <table:table-cell table:formula="of:=-100-(-50-24*LOG10([.E56]))" office:value-type="float" office:value="-13.8764005203223" calcext:value-type="float">
            <text:p>-13.87640052032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MIN(1;(POWER(1;2)/POWER([.D56];2)))" office:value-type="float" office:value="0.0016" calcext:value-type="float">
            <text:p>0.0016</text:p>
          </table:table-cell>
          <table:table-cell table:formula="of:=MIN(1;(POWER(1;2)/POWER([.E56];2)))" office:value-type="float" office:value="0.0009765625" calcext:value-type="float">
            <text:p>0.000976562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BS([.C56]-[.B56])" office:value-type="float" office:value="2.57303927154885" calcext:value-type="float">
            <text:p>2.57303927154885</text:p>
          </table:table-cell>
          <table:table-cell table:number-columns-repeated="3"/>
          <table:table-cell table:formula="of:=-100-(-50-24*LOG10([.R56]))" office:value-type="float" office:value="-14.5490898867281" calcext:value-type="float">
            <text:p>-14.5490898867281</text:p>
          </table:table-cell>
          <table:table-cell table:formula="of:=10*CEILING([.D56]/10)" office:value-type="float" office:value="30" calcext:value-type="float">
            <text:p>30</text:p>
          </table:table-cell>
          <table:table-cell table:formula="of:=ABS([.C56]-[.Q56])" office:value-type="float" office:value="0.672689366405848" calcext:value-type="float">
            <text:p>0.672689366405848</text:p>
          </table:table-cell>
          <table:table-cell table:number-columns-repeated="2"/>
          <table:table-cell table:formula="of:=[.V55]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[.X55]" office:value-type="float" office:value="-16.4494397918711" calcext:value-type="float">
            <text:p>-16.4494397918711</text:p>
          </table:table-cell>
          <table:table-cell table:formula="of:=ABS([.C56]-[.X56])" office:value-type="float" office:value="2.57303927154885" calcext:value-type="float">
            <text:p>2.57303927154885</text:p>
          </table:table-cell>
          <table:table-cell table:number-columns-repeated="2"/>
        </table:table-row>
        <table:table-row table:style-name="ro2">
          <table:table-cell table:formula="of:=[.A56]+30" office:value-type="float" office:value="1530" calcext:value-type="float">
            <text:p>1530</text:p>
          </table:table-cell>
          <table:table-cell table:formula="of:=-100-(-50-24*LOG10([.D57]))" office:value-type="float" office:value="-16.4494397918711" calcext:value-type="float">
            <text:p>-16.4494397918711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/>
          <table:table-cell table:formula="of:=MIN(1;(POWER(1;2)/POWER([.D57];2)))" office:value-type="float" office:value="0.0016" calcext:value-type="float">
            <text:p>0.0016</text:p>
          </table:table-cell>
          <table:table-cell table:number-columns-repeated="10"/>
          <table:table-cell table:formula="of:=-100-(-50-24*LOG10([.R57]))" office:value-type="float" office:value="-14.5490898867281" calcext:value-type="float">
            <text:p>-14.5490898867281</text:p>
          </table:table-cell>
          <table:table-cell table:formula="of:=10*CEILING([.D57]/10)" office:value-type="float" office:value="30" calcext:value-type="float">
            <text:p>30</text:p>
          </table:table-cell>
          <table:table-cell table:number-columns-repeated="3"/>
          <table:table-cell table:formula="of:=[.V56]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formula="of:=[.X56]" office:value-type="float" office:value="-16.4494397918711" calcext:value-type="float">
            <text:p>-16.4494397918711</text:p>
          </table:table-cell>
          <table:table-cell table:formula="of:=ABS([.C57]-[.X57])" office:value-type="float" office:value="16.4494397918711" calcext:value-type="float">
            <text:p>16.4494397918711</text:p>
          </table:table-cell>
          <table:table-cell table:number-columns-repeated="2"/>
        </table:table-row>
        <table:table-row table:style-name="ro2">
          <table:table-cell table:formula="of:=[.A57]+30" office:value-type="float" office:value="1560" calcext:value-type="float">
            <text:p>1560</text:p>
          </table:table-cell>
          <table:table-cell table:formula="of:=-100-(-50-24*LOG10([.D58]))" office:value-type="float" office:value="-16.4494397918711" calcext:value-type="float">
            <text:p>-16.4494397918711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/>
          <table:table-cell table:formula="of:=MIN(1;(POWER(1;2)/POWER([.D58];2)))" office:value-type="float" office:value="0.0016" calcext:value-type="float">
            <text:p>0.0016</text:p>
          </table:table-cell>
          <table:table-cell table:number-columns-repeated="10"/>
          <table:table-cell table:formula="of:=-100-(-50-24*LOG10([.R58]))" office:value-type="float" office:value="-14.5490898867281" calcext:value-type="float">
            <text:p>-14.5490898867281</text:p>
          </table:table-cell>
          <table:table-cell table:formula="of:=10*CEILING([.D58]/10)" office:value-type="float" office:value="30" calcext:value-type="float">
            <text:p>30</text:p>
          </table:table-cell>
          <table:table-cell table:number-columns-repeated="9"/>
        </table:table-row>
        <table:table-row table:style-name="ro2">
          <table:table-cell table:formula="of:=[.A58]+30" office:value-type="float" office:value="1590" calcext:value-type="float">
            <text:p>1590</text:p>
          </table:table-cell>
          <table:table-cell table:formula="of:=-100-(-50-24*LOG10([.D59]))" office:value-type="float" office:value="-16.4494397918711" calcext:value-type="float">
            <text:p>-16.4494397918711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/>
          <table:table-cell table:formula="of:=MIN(1;(POWER(1;2)/POWER([.D59];2)))" office:value-type="float" office:value="0.0016" calcext:value-type="float">
            <text:p>0.0016</text:p>
          </table:table-cell>
          <table:table-cell table:number-columns-repeated="10"/>
          <table:table-cell table:formula="of:=-100-(-50-24*LOG10([.R59]))" office:value-type="float" office:value="-14.5490898867281" calcext:value-type="float">
            <text:p>-14.5490898867281</text:p>
          </table:table-cell>
          <table:table-cell table:formula="of:=10*CEILING([.D59]/10)" office:value-type="float" office:value="30" calcext:value-type="float">
            <text:p>30</text:p>
          </table:table-cell>
          <table:table-cell table:number-columns-repeated="9"/>
        </table:table-row>
        <table:table-row table:style-name="ro2">
          <table:table-cell table:formula="of:=[.A59]+30" office:value-type="float" office:value="1620" calcext:value-type="float">
            <text:p>1620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6"/>
          <table:table-cell table:style-name="ce5"/>
          <table:table-cell table:number-columns-repeated="20"/>
        </table:table-row>
        <table:table-row table:style-name="ro2">
          <table:table-cell table:number-columns-repeated="4"/>
          <table:table-cell office:value-type="string" calcext:value-type="string">
            <text:p>Sum of risk scores</text:p>
          </table:table-cell>
          <table:table-cell table:style-name="ce5" table:formula="of:=SUM([.F6:.F60])" office:value-type="float" office:value="6.11217210899262" calcext:value-type="float">
            <text:p>6.11217210899262</text:p>
          </table:table-cell>
          <table:table-cell table:style-name="ce5" table:formula="of:=SUM([.G6:.G60])" office:value-type="float" office:value="8.04638118218772" calcext:value-type="float">
            <text:p>8.04638118218772</text:p>
          </table:table-cell>
          <table:table-cell/>
          <table:table-cell table:style-name="ce5"/>
          <table:table-cell/>
          <table:table-cell office:value-type="string" calcext:value-type="string">
            <text:p>%age missed</text:p>
          </table:table-cell>
          <table:table-cell table:formula="of:=100*(1-(SUM([.L14:.L56])/COUNT([.L14:.L56])))" office:value-type="float" office:value="79.0697674418605" calcext:value-type="float">
            <text:p>79.0697674418605</text:p>
          </table:table-cell>
          <table:table-cell table:style-name="ce5" table:formula="of:=SUM([.M6:.M60])" office:value-type="float" office:value="177.577949579089" calcext:value-type="float">
            <text:p>177.577949579089</text:p>
          </table:table-cell>
          <table:table-cell table:number-columns-repeated="5"/>
          <table:table-cell table:style-name="ce5" table:formula="of:=SUM([.S6:.S60])" office:value-type="float" office:value="347.520516390219" calcext:value-type="float">
            <text:p>347.520516390219</text:p>
          </table:table-cell>
          <table:table-cell table:number-columns-repeated="2"/>
          <table:table-cell table:style-name="ce5" table:formula="of:=SUM([.V6:.V60])" office:value-type="float" office:value="7.62072024138196" calcext:value-type="float">
            <text:p>7.62072024138196</text:p>
          </table:table-cell>
          <table:table-cell table:formula="of:=100*(1-(SUM([.W14:.W56])/COUNT([.W14:.W56])))" office:value-type="float" office:value="74.4186046511628" calcext:value-type="float">
            <text:p>74.4186046511628</text:p>
          </table:table-cell>
          <table:table-cell/>
          <table:table-cell table:style-name="ce5" table:formula="of:=SUM([.Y6:.Y60])" office:value-type="float" office:value="140.523653606368" calcext:value-type="float">
            <text:p>140.523653606368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Seconds start wrong</text:p>
          </table:table-cell>
          <table:table-cell table:formula="of:=30*COUNT([.D10:.D13])" office:value-type="float" office:value="120" calcext:value-type="float">
            <text:p>120</text:p>
          </table:table-cell>
          <table:table-cell table:number-columns-repeated="10"/>
          <table:table-cell table:formula="of:=30*COUNT([.V10:.V1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15 min at 2m risk score</text:p>
          </table:table-cell>
          <table:table-cell/>
          <table:table-cell table:style-name="ce5" table:formula="of:=15*MIN(1;(POWER(1;2)/POWER(2;2)))" office:value-type="float" office:value="3.75" calcext:value-type="float">
            <text:p>3.75</text:p>
          </table:table-cell>
          <table:table-cell table:number-columns-repeated="3"/>
          <table:table-cell office:value-type="string" calcext:value-type="string">
            <text:p>Seconds end wrong</text:p>
          </table:table-cell>
          <table:table-cell table:formula="of:=30*COUNT([.D57:.D59])" office:value-type="float" office:value="90" calcext:value-type="float">
            <text:p>90</text:p>
          </table:table-cell>
          <table:table-cell table:number-columns-repeated="10"/>
          <table:table-cell table:formula="of:=30*COUNT([.V57:.V59]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Equiv buckets RT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windows</text:p>
          </table:table-cell>
          <table:table-cell table:number-columns-repeated="19"/>
        </table:table-row>
        <table:table-row table:style-name="ro2">
          <table:table-cell table:number-columns-repeated="4"/>
          <table:table-cell office:value-type="string" calcext:value-type="string">
            <text:p><text:s/>- respresents time of: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Completeness error pct</text:p>
          </table:table-cell>
          <table:table-cell/>
          <table:table-cell table:formula="of:=SUM([.M14:.M56])/COUNT([.M14:.M56])" office:value-type="float" office:value="4.12971975765324" calcext:value-type="float">
            <text:p>4.12971975765324</text:p>
          </table:table-cell>
          <table:table-cell table:formula="of:=SUM([.N14:.N56])/COUNT([.N14:.N56])" office:value-type="float" office:value="3.55827528545624" calcext:value-type="float">
            <text:p>3.55827528545624</text:p>
          </table:table-cell>
          <table:table-cell table:formula="of:=SUM([.O14:.O56])/COUNT([.O14:.O56])" office:value-type="float" office:value="8.11034934436869" calcext:value-type="float">
            <text:p>8.11034934436869</text:p>
          </table:table-cell>
          <table:table-cell table:number-columns-repeated="3"/>
          <table:table-cell table:formula="of:=SUM([.S14:.S56])/COUNT([.S14:.S56])" office:value-type="float" office:value="8.08187247419115" calcext:value-type="float">
            <text:p>8.08187247419115</text:p>
          </table:table-cell>
          <table:table-cell table:formula="of:=SUM([.T14:.T56])/COUNT([.T14:.T56])" office:value-type="float" office:value="24.8236348300922" calcext:value-type="float">
            <text:p>24.8236348300922</text:p>
          </table:table-cell>
          <table:table-cell table:formula="of:=SUM([.U14:.U56])/COUNT([.U14:.U56])" office:value-type="float" office:value="16.5525616609523" calcext:value-type="float">
            <text:p>16.5525616609523</text:p>
          </table:table-cell>
          <table:table-cell table:number-columns-repeated="3"/>
          <table:table-cell table:formula="of:=SUM([.Y14:.Y56])/COUNT([.Y14:.Y56])" office:value-type="float" office:value="2.88544683289529" calcext:value-type="float">
            <text:p>2.88544683289529</text:p>
          </table:table-cell>
          <table:table-cell table:formula="of:=SUM([.Z14:.Z56])/COUNT([.Z14:.Z56])" office:value-type="float" office:value="2.19095505777419" calcext:value-type="float">
            <text:p>2.19095505777419</text:p>
          </table:table-cell>
          <table:table-cell table:formula="of:=SUM([.AA14:.AA56])/COUNT([.AA14:.AA56])" office:value-type="float" office:value="6.17652412229283" calcext:value-type="float">
            <text:p>6.17652412229283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TCE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RT2</text:p>
          </table:table-cell>
          <table:table-cell table:number-columns-repeated="3"/>
          <table:table-cell office:value-type="string" calcext:value-type="string">
            <text:p>RTCE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RT2</text:p>
          </table:table-cell>
          <table:table-cell table:number-columns-repeated="3"/>
          <table:table-cell office:value-type="string" calcext:value-type="string">
            <text:p>RTCE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RT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1:12:06.574020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25T09:34:03.203651265</meta:creation-date>
    <dc:date>2020-09-17T08:22:55.197566356</dc:date>
    <meta:editing-duration>P3DT12H37M3S</meta:editing-duration>
    <meta:editing-cycles>4</meta:editing-cycles>
    <meta:generator>LibreOffice/6.4.6.2$MacOSX_X86_64 LibreOffice_project/0ce51a4fd21bff07a5c061082cc82c5ed232f115</meta:generator>
    <meta:document-statistic meta:table-count="1" meta:cell-count="868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37cm" svg:height="12.226cm" xlink:href=".." xlink:type="simple" chart:class="chart:bar" chart:style-name="ch1">
        <chart:title svg:x="7.056cm" svg:y="0.38cm" chart:style-name="ch2">
          <text:p>Recorded distance at annealed time</text:p>
        </chart:title>
        <chart:subtitle svg:x="4.541cm" svg:y="1.414cm" chart:style-name="ch3">
          <text:p>Over recording shown as blue columns to the left &amp; right of red columns</text:p>
        </chart:subtitle>
        <chart:legend chart:legend-position="bottom" svg:x="5.15cm" svg:y="11.628cm" style:legend-expansion="wide" chart:style-name="ch4"/>
        <chart:plot-area chart:style-name="ch5" table:cell-range-address="Measured.D5:Measured.E60" chart:data-source-has-labels="row" svg:x="1.448cm" svg:y="2.333cm" svg:width="19.855cm" svg:height="7.883cm">
          <chartooo:coordinate-region svg:x="2.072cm" svg:y="2.533cm" svg:width="19.231cm" svg:height="6.889cm"/>
          <chart:axis chart:dimension="x" chart:name="primary-x" chart:style-name="ch6">
            <chart:title svg:x="8.929cm" svg:y="10.461cm" chart:style-name="ch7">
              <text:p>Time window (30 seconds each)</text:p>
            </chart:title>
          </chart:axis>
          <chart:axis chart:dimension="y" chart:name="primary-y" chart:style-name="ch8">
            <chart:title svg:x="0.451cm" svg:y="7.275cm" chart:style-name="ch9">
              <text:p>Distance (m)</text:p>
            </chart:title>
            <chart:grid chart:style-name="ch10" chart:class="major"/>
          </chart:axis>
          <chart:series chart:style-name="ch11" chart:values-cell-range-address="Measured.D6:Measured.D60" chart:label-cell-address="Measured.D5:Measured.D5" chart:class="chart:bar">
            <chart:data-point chart:repeated="55"/>
          </chart:series>
          <chart:series chart:style-name="ch12" chart:values-cell-range-address="Measured.E6:Measured.E60" chart:label-cell-address="Measured.E5:Measured.E5" chart:class="chart:bar">
            <chart:data-point chart:repeated="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istance, 5 min  annealed time</text:p>
                <draw:g>
                  <svg:desc>Measured.D5:Measured.D5</svg:desc>
                </draw:g>
              </table:table-cell>
              <table:table-cell office:value-type="string">
                <text:p>Distance, Epidemiological validity CE</text:p>
                <draw:g>
                  <svg:desc>Measured.E5:Measured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asured.D6:Measured.D60</svg:desc>
                </draw:g>
              </table:table-cell>
              <table:table-cell office:value-type="float" office:value="NaN">
                <text:p>NaN</text:p>
                <draw:g>
                  <svg:desc>Measured.E6:Measured.E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cm" svg:height="12.765cm" xlink:href=".." xlink:type="simple" chart:class="chart:bar" chart:style-name="ch1">
        <chart:title svg:x="7.356cm" svg:y="0.391cm" chart:style-name="ch2">
          <text:p>Risk score per 30 second window</text:p>
        </chart:title>
        <chart:subtitle svg:x="5.82cm" svg:y="1.436cm" chart:style-name="ch3">
          <text:p>Based on distance recorded at the annealed time duration</text:p>
        </chart:subtitle>
        <chart:legend chart:legend-position="bottom" svg:x="5.927cm" svg:y="12.167cm" style:legend-expansion="wide" chart:style-name="ch4"/>
        <chart:plot-area chart:style-name="ch5" table:cell-range-address="Measured.F5:Measured.G60" chart:data-source-has-labels="row" svg:x="1.45cm" svg:y="2.366cm" svg:width="19.914cm" svg:height="8.378cm">
          <chartooo:coordinate-region svg:x="2.167cm" svg:y="2.566cm" svg:width="19.197cm" svg:height="7.384cm"/>
          <chart:axis chart:dimension="x" chart:name="primary-x" chart:style-name="ch6">
            <chart:title svg:x="8.961cm" svg:y="11cm" chart:style-name="ch7">
              <text:p>Time window (30 seconds each)</text:p>
            </chart:title>
          </chart:axis>
          <chart:axis chart:dimension="y" chart:name="primary-y" chart:style-name="ch8">
            <chart:title svg:x="0.451cm" svg:y="8.267cm" chart:style-name="ch9">
              <text:p>Risk score per window</text:p>
            </chart:title>
            <chart:grid chart:style-name="ch10" chart:class="major"/>
          </chart:axis>
          <chart:series chart:style-name="ch11" chart:values-cell-range-address="Measured.F6:Measured.F60" chart:label-cell-address="Measured.F5:Measured.F5" chart:class="chart:bar">
            <chart:data-point chart:repeated="55"/>
          </chart:series>
          <chart:series chart:style-name="ch12" chart:values-cell-range-address="Measured.G6:Measured.G60" chart:label-cell-address="Measured.G5:Measured.G5" chart:class="chart:bar">
            <chart:data-point chart:repeated="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k, 5 min annealed time</text:p>
                <draw:g>
                  <svg:desc>Measured.F5:Measured.F5</svg:desc>
                </draw:g>
              </table:table-cell>
              <table:table-cell office:value-type="string">
                <text:p>Risk, Epidemiological validity CE</text:p>
                <draw:g>
                  <svg:desc>Measured.G5:Measur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asured.F6:Measured.F60</svg:desc>
                </draw:g>
              </table:table-cell>
              <table:table-cell office:value-type="float" office:value="NaN">
                <text:p>NaN</text:p>
                <draw:g>
                  <svg:desc>Measured.G6:Measured.G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104058272632674">
                <text:p>0.00104058272632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111111111111111">
                <text:p>0.00111111111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127551020408163">
                <text:p>0.00127551020408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14792899408284">
                <text:p>0.0014792899408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1111111111111">
                <text:p>0.00111111111111111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189035916824197">
                <text:p>0.00189035916824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308641975308642">
                <text:p>0.00308641975308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444444444444444">
                <text:p>0.0044444444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591715976331361">
                <text:p>0.00591715976331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0826446280991736">
                <text:p>0.00826446280991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44444444444444">
                <text:p>0.00444444444444444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0.346020761245675">
                <text:p>0.346020761245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0.591715976331361">
                <text:p>0.591715976331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1715976331361">
                <text:p>0.59171597633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591715976331361">
                <text:p>0.5917159763313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826446280991736">
                <text:p>0.00826446280991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694444444444444">
                <text:p>0.00694444444444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591715976331361">
                <text:p>0.00591715976331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510204081632653">
                <text:p>0.00510204081632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444444444444444">
                <text:p>0.00444444444444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6">
                <text:p>0.0016</text:p>
              </table:table-cell>
              <table:table-cell office:value-type="float" office:value="0.00346020761245675">
                <text:p>0.00346020761245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6">
                <text:p>0.0016</text:p>
              </table:table-cell>
              <table:table-cell office:value-type="float" office:value="0.00277008310249307">
                <text:p>0.00277008310249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6">
                <text:p>0.0016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6">
                <text:p>0.0016</text:p>
              </table:table-cell>
              <table:table-cell office:value-type="float" office:value="0.00206611570247934">
                <text:p>0.00206611570247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6">
                <text:p>0.0016</text:p>
              </table:table-cell>
              <table:table-cell office:value-type="float" office:value="0.00127551020408163">
                <text:p>0.00127551020408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6">
                <text:p>0.0016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741cm" svg:height="12.229cm" xlink:href=".." xlink:type="simple" chart:class="chart:bar" chart:style-name="ch1">
        <chart:title svg:x="7.303cm" svg:y="0.38cm" chart:style-name="ch2">
          <text:p>Highest risk area of contact event</text:p>
        </chart:title>
        <chart:subtitle svg:x="3.215cm" svg:y="1.413cm" chart:style-name="ch3">
          <text:p>For the central risk threshold, and 1 threshold beyond it (line colour)
Columns are distance, lines are risk accrued within each window for 30 second version</text:p>
        </chart:subtitle>
        <chart:plot-area chart:style-name="ch4" table:cell-range-address="Measured.D30:Measured.E44 Measured.H30:Measured.I44" svg:x="1.448cm" svg:y="2.776cm" svg:width="18.861cm" svg:height="8.225cm">
          <chartooo:coordinate-region svg:x="2.071cm" svg:y="2.975cm" svg:width="17.52cm" svg:height="7.38cm"/>
          <chart:axis chart:dimension="x" chart:name="primary-x" chart:style-name="ch5">
            <chart:title svg:x="8.432cm" svg:y="11.246cm" chart:style-name="ch6">
              <text:p>Time window (30 seconds each)</text:p>
            </chart:title>
            <chart:grid chart:style-name="ch7" chart:class="major"/>
          </chart:axis>
          <chart:axis chart:dimension="y" chart:name="primary-y" chart:style-name="ch8">
            <chart:title svg:x="0.451cm" svg:y="8.262cm" chart:style-name="ch9">
              <text:p>Distance (meters)</text:p>
            </chart:title>
            <chart:grid chart:style-name="ch7" chart:class="major"/>
          </chart:axis>
          <chart:axis chart:dimension="y" chart:name="secondary-y" chart:style-name="ch10">
            <chart:title svg:x="20.744cm" svg:y="8.169cm" chart:style-name="ch9">
              <text:p>Risk contribution</text:p>
            </chart:title>
          </chart:axis>
          <chart:series chart:attached-axis="primary-y" chart:style-name="ch11" chart:values-cell-range-address="Measured.D30:Measured.D44" chart:class="chart:bar">
            <chart:data-point chart:repeated="15"/>
          </chart:series>
          <chart:series chart:attached-axis="primary-y" chart:style-name="ch12" chart:values-cell-range-address="Measured.E30:Measured.E44" chart:class="chart:bar">
            <chart:data-point chart:repeated="15"/>
          </chart:series>
          <chart:series chart:attached-axis="secondary-y" chart:style-name="ch13" chart:values-cell-range-address="Measured.H30:Measured.H44" chart:class="chart:line">
            <chart:data-point chart:repeated="15"/>
          </chart:series>
          <chart:series chart:attached-axis="secondary-y" chart:style-name="ch14" chart:values-cell-range-address="Measured.I30:Measured.I44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Measured.D30:Measured.D44</svg:desc>
                </draw:g>
              </table:table-cell>
              <table:table-cell office:value-type="float" office:value="5">
                <text:p>5</text:p>
                <draw:g>
                  <svg:desc>Measured.E30:Measured.E44</svg:desc>
                </draw:g>
              </table:table-cell>
              <table:table-cell office:value-type="float" office:value="NaN">
                <text:p>NaN</text:p>
                <draw:g>
                  <svg:desc>Measured.H30:Measured.H44</svg:desc>
                </draw:g>
              </table:table-cell>
              <table:table-cell office:value-type="float" office:value="NaN">
                <text:p>NaN</text:p>
                <draw:g>
                  <svg:desc>Measured.I30:Measured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.346020761245675">
                <text:p>0.346020761245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.591715976331361">
                <text:p>0.591715976331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.591715976331361">
                <text:p>0.591715976331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123456790123457">
                <text:p>0.0123456790123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